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.log me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МиБ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*64 / 10^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3]*64 / 10^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4]*64 / 10^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]*64 / 10^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6]*64 / 10^6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7]*64 / 10^6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8]*64 / 10^6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9]*64 / 10^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0]*64 / 10^6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*64 / 10^6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2]*64 / 10^6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3]*64 / 10^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4]*64 / 10^6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5]*64 / 10^6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6]*64 / 10^6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7]*64 / 10^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8]*64 / 10^6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9]*64 / 10^6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0]*64 / 10^6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1]*64 / 10^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2]*64 / 10^6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3]*64 / 10^6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4]*64 / 10^6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5]*64 / 10^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6]*64 / 10^6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7]*64 / 10^6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8]*64 / 10^6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9]*64 / 10^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30]*64 / 10^6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1]*64 / 10^6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2]*64 / 10^6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3]*64 / 10^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4]*64 / 10^6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5]*64 / 10^6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6]*64 / 10^6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7]*64 / 10^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8]*64 / 10^6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9]*64 / 10^6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40]*64 / 10^6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1]*64 / 10^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2]*64 / 10^6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3]*64 / 10^6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4]*64 / 10^6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5]*64 / 10^6" office:value-type="float" office:value="2816" calcext:value-type="float">
            <text:p>2816</text:p>
          </table:table-cell>
        </table:table-row>
        <table:table-row table:style-name="ro1" table:number-rows-repeated="1048464">
          <table:table-cell table:number-columns-repeated="2"/>
        </table:table-row>
        <table:table-row table:style-name="ro1">
          <table:table-cell table:formula="of:=COUNT([.A2:.A1048509]) * 64" office:value-type="float" office:value="2816" calcext:value-type="float">
            <text:p>2816</text:p>
          </table:table-cell>
          <table:table-cell/>
        </table:table-row>
      </table:table>
      <table:table table:name="report1.log mem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азмер</text:p>
          </table:table-cell>
          <table:table-cell office:value-type="string" calcext:value-type="string">
            <text:p>МиБ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*64 / 10^6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3]*64 / 10^6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4]*64 / 10^6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]*64 / 10^6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6]*64 / 10^6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7]*64 / 10^6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8]*64 / 10^6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9]*64 / 10^6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0]*64 / 10^6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*64 / 10^6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2]*64 / 10^6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3]*64 / 10^6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4]*64 / 10^6"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5]*64 / 10^6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6]*64 / 10^6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7]*64 / 10^6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8]*64 / 10^6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9]*64 / 10^6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0]*64 / 10^6"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1]*64 / 10^6"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2]*64 / 10^6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3]*64 / 10^6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4]*64 / 10^6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5]*64 / 10^6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6]*64 / 10^6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7]*64 / 10^6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8]*64 / 10^6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9]*64 / 10^6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30]*64 / 10^6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1]*64 / 10^6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2]*64 / 10^6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3]*64 / 10^6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4]*64 / 10^6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5]*64 / 10^6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6]*64 / 10^6"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7]*64 / 10^6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8]*64 / 10^6"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9]*64 / 10^6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40]*64 / 10^6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1]*64 / 10^6" office:value-type="float" office:value="2560" calcext:value-type="float">
            <text:p>2560</text:p>
          </table:table-cell>
          <table:table-cell/>
        </table:table-row>
      </table:table>
      <table:table table:name="repotr2.log mem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размер</text:p>
          </table:table-cell>
          <table:table-cell office:value-type="string" calcext:value-type="string">
            <text:p>МиБ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*64 / 10^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3]*64 / 10^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4]*64 / 10^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]*64 / 10^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6]*64 / 10^6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7]*64 / 10^6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8]*64 / 10^6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9]*64 / 10^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0]*64 / 10^6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*64 / 10^6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2]*64 / 10^6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3]*64 / 10^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4]*64 / 10^6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5]*64 / 10^6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6]*64 / 10^6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7]*64 / 10^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8]*64 / 10^6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9]*64 / 10^6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0]*64 / 10^6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1]*64 / 10^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2]*64 / 10^6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3]*64 / 10^6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4]*64 / 10^6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5]*64 / 10^6" office:value-type="float" office:value="1536" calcext:value-type="float">
            <text:p>1536</text:p>
          </table:table-cell>
        </table:table-row>
      </table:table>
      <table:table table:name="first_memory_line_mem" table:style-name="ta1">
        <table:shapes>
          <draw:frame draw:z-index="0" draw:name="Имя" draw:style-name="gr1" draw:text-style-name="P1" svg:width="23.101cm" svg:height="14.13cm" svg:x="11.316cm" svg:y="3.294cm">
            <draw:object draw:notify-on-update-of-ranges="first_memory_line_mem.A2:first_memory_line_mem.A71 first_memory_line_mem.B2:first_memory_line_mem.B71 first_memory_line_mem.C2:first_memory_line_mem.C71 first_memory_line_mem.D2:first_memory_line_mem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-buff/cache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964.4" calcext:value-type="float">
            <text:p>1964,4</text:p>
          </table:table-cell>
          <table:table-cell office:value-type="float" office:value="961.7" calcext:value-type="float">
            <text:p>961,7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887.4" calcext:value-type="float">
            <text:p>1887,4</text:p>
          </table:table-cell>
          <table:table-cell office:value-type="float" office:value="1038.7" calcext:value-type="float">
            <text:p>1038,7</text:p>
          </table:table-cell>
          <table:table-cell office:value-type="float" office:value="1010.3" calcext:value-type="float">
            <text:p>1010,3</text:p>
          </table:table-cell>
          <table:table-cell/>
          <table:table-cell office:value-type="string" calcext:value-type="string">
            <text:p>Столбец А - 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810.9" calcext:value-type="float">
            <text:p>1810,9</text:p>
          </table:table-cell>
          <table:table-cell office:value-type="float" office:value="1115.3" calcext:value-type="float">
            <text:p>1115,3</text:p>
          </table:table-cell>
          <table:table-cell office:value-type="float" office:value="1010.3" calcext:value-type="float">
            <text:p>1010,3</text:p>
          </table:table-cell>
          <table:table-cell/>
          <table:table-cell office:value-type="string" calcext:value-type="string">
            <text:p>Столбец B - 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34.3" calcext:value-type="float">
            <text:p>1734,3</text:p>
          </table:table-cell>
          <table:table-cell office:value-type="float" office:value="1191.8" calcext:value-type="float">
            <text:p>1191,8</text:p>
          </table:table-cell>
          <table:table-cell office:value-type="float" office:value="1010.3" calcext:value-type="float">
            <text:p>1010,3</text:p>
          </table:table-cell>
          <table:table-cell/>
          <table:table-cell office:value-type="string" calcext:value-type="string">
            <text:p>Столбец С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657.8" calcext:value-type="float">
            <text:p>1657,8</text:p>
          </table:table-cell>
          <table:table-cell office:value-type="float" office:value="1268.3" calcext:value-type="float">
            <text:p>1268,3</text:p>
          </table:table-cell>
          <table:table-cell office:value-type="float" office:value="1010.3" calcext:value-type="float">
            <text:p>1010,3</text:p>
          </table:table-cell>
          <table:table-cell/>
          <table:table-cell office:value-type="string" calcext:value-type="string">
            <text:p>Столбец 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581.3" calcext:value-type="float">
            <text:p>1581,3</text:p>
          </table:table-cell>
          <table:table-cell office:value-type="float" office:value="1344.9" calcext:value-type="float">
            <text:p>1344,9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504.7" calcext:value-type="float">
            <text:p>1504,7</text:p>
          </table:table-cell>
          <table:table-cell office:value-type="float" office:value="1421.4" calcext:value-type="float">
            <text:p>1421,4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428.2" calcext:value-type="float">
            <text:p>1428,2</text:p>
          </table:table-cell>
          <table:table-cell office:value-type="float" office:value="1497.9" calcext:value-type="float">
            <text:p>1497,9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351.7" calcext:value-type="float">
            <text:p>1351,7</text:p>
          </table:table-cell>
          <table:table-cell office:value-type="float" office:value="1574.5" calcext:value-type="float">
            <text:p>1574,5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75.1" calcext:value-type="float">
            <text:p>1275,1</text:p>
          </table:table-cell>
          <table:table-cell office:value-type="float" office:value="1651" calcext:value-type="float">
            <text:p>1651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98.6" calcext:value-type="float">
            <text:p>1198,6</text:p>
          </table:table-cell>
          <table:table-cell office:value-type="float" office:value="1727.5" calcext:value-type="float">
            <text:p>1727,5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22.3" calcext:value-type="float">
            <text:p>1122,3</text:p>
          </table:table-cell>
          <table:table-cell office:value-type="float" office:value="1803.8" calcext:value-type="float">
            <text:p>1803,8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45.8" calcext:value-type="float">
            <text:p>1045,8</text:p>
          </table:table-cell>
          <table:table-cell office:value-type="float" office:value="1880.3" calcext:value-type="float">
            <text:p>1880,3</text:p>
          </table:table-cell>
          <table:table-cell office:value-type="float" office:value="1010.3" calcext:value-type="float">
            <text:p>1010,3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969.2" calcext:value-type="float">
            <text:p>969,2</text:p>
          </table:table-cell>
          <table:table-cell office:value-type="float" office:value="1956.8" calcext:value-type="float">
            <text:p>1956,8</text:p>
          </table:table-cell>
          <table:table-cell office:value-type="float" office:value="1010.4" calcext:value-type="float">
            <text:p>1010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93" calcext:value-type="float">
            <text:p>893</text:p>
          </table:table-cell>
          <table:table-cell office:value-type="float" office:value="2033.1" calcext:value-type="float">
            <text:p>2033,1</text:p>
          </table:table-cell>
          <table:table-cell office:value-type="float" office:value="1010.4" calcext:value-type="float">
            <text:p>1010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15.4" calcext:value-type="float">
            <text:p>815,4</text:p>
          </table:table-cell>
          <table:table-cell office:value-type="float" office:value="2110.6" calcext:value-type="float">
            <text:p>2110,6</text:p>
          </table:table-cell>
          <table:table-cell office:value-type="float" office:value="1010.4" calcext:value-type="float">
            <text:p>1010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739.9" calcext:value-type="float">
            <text:p>739,9</text:p>
          </table:table-cell>
          <table:table-cell office:value-type="float" office:value="2186.1" calcext:value-type="float">
            <text:p>2186,1</text:p>
          </table:table-cell>
          <table:table-cell office:value-type="float" office:value="1010.4" calcext:value-type="float">
            <text:p>1010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663.6" calcext:value-type="float">
            <text:p>663,6</text:p>
          </table:table-cell>
          <table:table-cell office:value-type="float" office:value="2262.4" calcext:value-type="float">
            <text:p>2262,4</text:p>
          </table:table-cell>
          <table:table-cell office:value-type="float" office:value="1010.4" calcext:value-type="float">
            <text:p>1010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586.8" calcext:value-type="float">
            <text:p>586,8</text:p>
          </table:table-cell>
          <table:table-cell office:value-type="float" office:value="2339.2" calcext:value-type="float">
            <text:p>2339,2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510.5" calcext:value-type="float">
            <text:p>510,5</text:p>
          </table:table-cell>
          <table:table-cell office:value-type="float" office:value="2415.4" calcext:value-type="float">
            <text:p>2415,4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434" calcext:value-type="float">
            <text:p>434</text:p>
          </table:table-cell>
          <table:table-cell office:value-type="float" office:value="2492" calcext:value-type="float">
            <text:p>2492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357.5" calcext:value-type="float">
            <text:p>357,5</text:p>
          </table:table-cell>
          <table:table-cell office:value-type="float" office:value="2568.5" calcext:value-type="float">
            <text:p>2568,5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81.2" calcext:value-type="float">
            <text:p>281,2</text:p>
          </table:table-cell>
          <table:table-cell office:value-type="float" office:value="2644.8" calcext:value-type="float">
            <text:p>2644,8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04.6" calcext:value-type="float">
            <text:p>204,6</text:p>
          </table:table-cell>
          <table:table-cell office:value-type="float" office:value="2721.3" calcext:value-type="float">
            <text:p>2721,3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8.3" calcext:value-type="float">
            <text:p>128,3</text:p>
          </table:table-cell>
          <table:table-cell office:value-type="float" office:value="2797.6" calcext:value-type="float">
            <text:p>2797,6</text:p>
          </table:table-cell>
          <table:table-cell office:value-type="float" office:value="1010.5" calcext:value-type="float">
            <text:p>1010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2.2" calcext:value-type="float">
            <text:p>112,2</text:p>
          </table:table-cell>
          <table:table-cell office:value-type="float" office:value="2891.5" calcext:value-type="float">
            <text:p>2891,5</text:p>
          </table:table-cell>
          <table:table-cell office:value-type="float" office:value="932.7" calcext:value-type="float">
            <text:p>932,7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1.4" calcext:value-type="float">
            <text:p>111,4</text:p>
          </table:table-cell>
          <table:table-cell office:value-type="float" office:value="2968.1" calcext:value-type="float">
            <text:p>2968,1</text:p>
          </table:table-cell>
          <table:table-cell office:value-type="float" office:value="856.9" calcext:value-type="float">
            <text:p>856,9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4" calcext:value-type="float">
            <text:p>114</text:p>
          </table:table-cell>
          <table:table-cell office:value-type="float" office:value="3043.9" calcext:value-type="float">
            <text:p>3043,9</text:p>
          </table:table-cell>
          <table:table-cell office:value-type="float" office:value="778.5" calcext:value-type="float">
            <text:p>778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3.6" calcext:value-type="float">
            <text:p>113,6</text:p>
          </table:table-cell>
          <table:table-cell office:value-type="float" office:value="3120.3" calcext:value-type="float">
            <text:p>3120,3</text:p>
          </table:table-cell>
          <table:table-cell office:value-type="float" office:value="702.5" calcext:value-type="float">
            <text:p>702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33.4" calcext:value-type="float">
            <text:p>233,4</text:p>
          </table:table-cell>
          <table:table-cell office:value-type="float" office:value="3196.5" calcext:value-type="float">
            <text:p>3196,5</text:p>
          </table:table-cell>
          <table:table-cell office:value-type="float" office:value="506.6" calcext:value-type="float">
            <text:p>506,6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3.1" calcext:value-type="float">
            <text:p>173,1</text:p>
          </table:table-cell>
          <table:table-cell office:value-type="float" office:value="3255.8" calcext:value-type="float">
            <text:p>3255,8</text:p>
          </table:table-cell>
          <table:table-cell office:value-type="float" office:value="507.5" calcext:value-type="float">
            <text:p>507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3.4" calcext:value-type="float">
            <text:p>113,4</text:p>
          </table:table-cell>
          <table:table-cell office:value-type="float" office:value="3332" calcext:value-type="float">
            <text:p>3332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5.5" calcext:value-type="float">
            <text:p>115,5</text:p>
          </table:table-cell>
          <table:table-cell office:value-type="float" office:value="3408.2" calcext:value-type="float">
            <text:p>3408,2</text:p>
          </table:table-cell>
          <table:table-cell office:value-type="float" office:value="412.7" calcext:value-type="float">
            <text:p>412,7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7" calcext:value-type="float">
            <text:p>117</text:p>
          </table:table-cell>
          <table:table-cell office:value-type="float" office:value="3482.6" calcext:value-type="float">
            <text:p>3482,6</text:p>
          </table:table-cell>
          <table:table-cell office:value-type="float" office:value="336.8" calcext:value-type="float">
            <text:p>336,8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0.1" calcext:value-type="float">
            <text:p>120,1</text:p>
          </table:table-cell>
          <table:table-cell office:value-type="float" office:value="3574.7" calcext:value-type="float">
            <text:p>3574,7</text:p>
          </table:table-cell>
          <table:table-cell office:value-type="float" office:value="241.6" calcext:value-type="float">
            <text:p>241,6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8.2" calcext:value-type="float">
            <text:p>128,2</text:p>
          </table:table-cell>
          <table:table-cell office:value-type="float" office:value="3651.1" calcext:value-type="float">
            <text:p>3651,1</text:p>
          </table:table-cell>
          <table:table-cell office:value-type="float" office:value="157.2" calcext:value-type="float">
            <text:p>157,2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5" calcext:value-type="float">
            <text:p>105</text:p>
          </table:table-cell>
          <table:table-cell office:value-type="float" office:value="3726.7" calcext:value-type="float">
            <text:p>3726,7</text:p>
          </table:table-cell>
          <table:table-cell office:value-type="float" office:value="104.7" calcext:value-type="float">
            <text:p>104,7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0" calcext:value-type="float">
            <text:p>100</text:p>
          </table:table-cell>
          <table:table-cell office:value-type="float" office:value="3762.7" calcext:value-type="float">
            <text:p>3762,7</text:p>
          </table:table-cell>
          <table:table-cell office:value-type="float" office:value="73.7" calcext:value-type="float">
            <text:p>73,7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5.9" calcext:value-type="float">
            <text:p>105,9</text:p>
          </table:table-cell>
          <table:table-cell office:value-type="float" office:value="3763.1" calcext:value-type="float">
            <text:p>3763,1</text:p>
          </table:table-cell>
          <table:table-cell office:value-type="float" office:value="67.4" calcext:value-type="float">
            <text:p>67,4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99.7" calcext:value-type="float">
            <text:p>99,7</text:p>
          </table:table-cell>
          <table:table-cell office:value-type="float" office:value="3769.7" calcext:value-type="float">
            <text:p>3769,7</text:p>
          </table:table-cell>
          <table:table-cell office:value-type="float" office:value="67.1" calcext:value-type="float">
            <text:p>67,1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5.6" calcext:value-type="float">
            <text:p>105,6</text:p>
          </table:table-cell>
          <table:table-cell office:value-type="float" office:value="3769.4" calcext:value-type="float">
            <text:p>3769,4</text:p>
          </table:table-cell>
          <table:table-cell office:value-type="float" office:value="61.5" calcext:value-type="float">
            <text:p>61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6.5" calcext:value-type="float">
            <text:p>116,5</text:p>
          </table:table-cell>
          <table:table-cell office:value-type="float" office:value="3763.7" calcext:value-type="float">
            <text:p>3763,7</text:p>
          </table:table-cell>
          <table:table-cell office:value-type="float" office:value="56.2" calcext:value-type="float">
            <text:p>56,2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1.1" calcext:value-type="float">
            <text:p>121,1</text:p>
          </table:table-cell>
          <table:table-cell office:value-type="float" office:value="3762.9" calcext:value-type="float">
            <text:p>3762,9</text:p>
          </table:table-cell>
          <table:table-cell office:value-type="float" office:value="52.5" calcext:value-type="float">
            <text:p>52,5</text:p>
          </table:table-cell>
          <table:table-cell table:number-columns-repeated="3"/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7.4" calcext:value-type="float">
            <text:p>87,4</text:p>
          </table:table-cell>
          <table:table-cell office:value-type="float" office:value="3807.8" calcext:value-type="float">
            <text:p>3807,8</text:p>
          </table:table-cell>
          <table:table-cell office:value-type="float" office:value="41.2" calcext:value-type="float">
            <text:p>41,2</text:p>
          </table:table-cell>
          <table:table-cell table:number-columns-repeated="3"/>
        </table:table-row>
      </table:table>
      <table:table table:name="second_memory_line_mem" table:style-name="ta1">
        <table:shapes>
          <draw:frame draw:z-index="0" draw:style-name="gr1" draw:text-style-name="P1" svg:width="20.763cm" svg:height="11.688cm" svg:x="10.767cm" svg:y="0.956cm">
            <draw:object draw:notify-on-update-of-ranges="second_memory_line_mem.A1:second_memory_line_mem.A1 second_memory_line_mem.A2:second_memory_line_mem.A71 second_memory_line_mem.B1:second_memory_line_mem.B1 second_memory_line_mem.B2:second_memory_line_mem.B71 second_memory_line_mem.C1:second_memory_line_mem.C1 second_memory_line_mem.C2:second_memory_line_mem.C71 second_memory_line_mem.D1:second_memory_line_mem.D1 second_memory_line_mem.D2:second_memory_line_mem.D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che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737.5" calcext:value-type="float">
            <text:p>2737,5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660.7" calcext:value-type="float">
            <text:p>2660,7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584.2" calcext:value-type="float">
            <text:p>2584,2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507.6" calcext:value-type="float">
            <text:p>2507,6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431.1" calcext:value-type="float">
            <text:p>2431,1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354.8" calcext:value-type="float">
            <text:p>2354,8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278.3" calcext:value-type="float">
            <text:p>2278,3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201.7" calcext:value-type="float">
            <text:p>2201,7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125.5" calcext:value-type="float">
            <text:p>2125,5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2048.9" calcext:value-type="float">
            <text:p>2048,9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972.4" calcext:value-type="float">
            <text:p>1972,4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896.1" calcext:value-type="float">
            <text:p>1896,1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819.6" calcext:value-type="float">
            <text:p>1819,6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743.1" calcext:value-type="float">
            <text:p>1743,1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666.6" calcext:value-type="float">
            <text:p>1666,6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589.1" calcext:value-type="float">
            <text:p>1589,1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513.8" calcext:value-type="float">
            <text:p>1513,8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437.3" calcext:value-type="float">
            <text:p>1437,3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360.7" calcext:value-type="float">
            <text:p>1360,7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284.2" calcext:value-type="float">
            <text:p>1284,2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207.7" calcext:value-type="float">
            <text:p>1207,7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131.4" calcext:value-type="float">
            <text:p>1131,4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1054.8" calcext:value-type="float">
            <text:p>1054,8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978.6" calcext:value-type="float">
            <text:p>978,6</text:p>
          </table:table-cell>
        </table:table-row>
        <table:table-row table:style-name="ro1">
          <table:table-cell table:number-columns-repeated="2"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902.3" calcext:value-type="float">
            <text:p>902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8.2" calcext:value-type="float">
            <text:p>448,2</text:p>
          </table:table-cell>
          <table:table-cell office:value-type="float" office:value="0.3" calcext:value-type="float">
            <text:p>0,3</text:p>
          </table:table-cell>
          <table:table-cell office:value-type="float" office:value="812.6" calcext:value-type="float">
            <text:p>812,6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8.2" calcext:value-type="float">
            <text:p>448,2</text:p>
          </table:table-cell>
          <table:table-cell office:value-type="float" office:value="0.3" calcext:value-type="float">
            <text:p>0,3</text:p>
          </table:table-cell>
          <table:table-cell office:value-type="float" office:value="737.1" calcext:value-type="float">
            <text:p>737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8" calcext:value-type="float">
            <text:p>448</text:p>
          </table:table-cell>
          <table:table-cell office:value-type="float" office:value="0.5" calcext:value-type="float">
            <text:p>0,5</text:p>
          </table:table-cell>
          <table:table-cell office:value-type="float" office:value="662.1" calcext:value-type="float">
            <text:p>662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7.7" calcext:value-type="float">
            <text:p>447,7</text:p>
          </table:table-cell>
          <table:table-cell office:value-type="float" office:value="0.8" calcext:value-type="float">
            <text:p>0,8</text:p>
          </table:table-cell>
          <table:table-cell office:value-type="float" office:value="586.5" calcext:value-type="float">
            <text:p>586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7.2" calcext:value-type="float">
            <text:p>447,2</text:p>
          </table:table-cell>
          <table:table-cell office:value-type="float" office:value="1.3" calcext:value-type="float">
            <text:p>1,3</text:p>
          </table:table-cell>
          <table:table-cell office:value-type="float" office:value="512.3" calcext:value-type="float">
            <text:p>512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7.2" calcext:value-type="float">
            <text:p>447,2</text:p>
          </table:table-cell>
          <table:table-cell office:value-type="float" office:value="1.3" calcext:value-type="float">
            <text:p>1,3</text:p>
          </table:table-cell>
          <table:table-cell office:value-type="float" office:value="452.9" calcext:value-type="float">
            <text:p>452,9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,5</text:p>
          </table:table-cell>
          <table:table-cell office:value-type="float" office:value="376.9" calcext:value-type="float">
            <text:p>376,9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5.5" calcext:value-type="float">
            <text:p>445,5</text:p>
          </table:table-cell>
          <table:table-cell office:value-type="float" office:value="3" calcext:value-type="float">
            <text:p>3</text:p>
          </table:table-cell>
          <table:table-cell office:value-type="float" office:value="301.3" calcext:value-type="float">
            <text:p>301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4" calcext:value-type="float">
            <text:p>444</text:p>
          </table:table-cell>
          <table:table-cell office:value-type="float" office:value="4.5" calcext:value-type="float">
            <text:p>4,5</text:p>
          </table:table-cell>
          <table:table-cell office:value-type="float" office:value="228.1" calcext:value-type="float">
            <text:p>228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3.2" calcext:value-type="float">
            <text:p>443,2</text:p>
          </table:table-cell>
          <table:table-cell office:value-type="float" office:value="5.3" calcext:value-type="float">
            <text:p>5,3</text:p>
          </table:table-cell>
          <table:table-cell office:value-type="float" office:value="142.2" calcext:value-type="float">
            <text:p>142,2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2.7" calcext:value-type="float">
            <text:p>442,7</text:p>
          </table:table-cell>
          <table:table-cell office:value-type="float" office:value="5.8" calcext:value-type="float">
            <text:p>5,8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441.7" calcext:value-type="float">
            <text:p>441,7</text:p>
          </table:table-cell>
          <table:table-cell office:value-type="float" office:value="6.8" calcext:value-type="float">
            <text:p>6,8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357.7" calcext:value-type="float">
            <text:p>357,7</text:p>
          </table:table-cell>
          <table:table-cell office:value-type="float" office:value="90.8" calcext:value-type="float">
            <text:p>90,8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337.2" calcext:value-type="float">
            <text:p>337,2</text:p>
          </table:table-cell>
          <table:table-cell office:value-type="float" office:value="111.2" calcext:value-type="float">
            <text:p>111,2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253" calcext:value-type="float">
            <text:p>253</text:p>
          </table:table-cell>
          <table:table-cell office:value-type="float" office:value="195.5" calcext:value-type="float">
            <text:p>195,5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90.5" calcext:value-type="float">
            <text:p>190,5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8.5" calcext:value-type="float">
            <text:p>108,5</text:p>
          </table:table-cell>
          <table:table-cell office:value-type="float" office:value="340" calcext:value-type="float">
            <text:p>340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9.2" calcext:value-type="float">
            <text:p>19,2</text:p>
          </table:table-cell>
          <table:table-cell office:value-type="float" office:value="429.2" calcext:value-type="float">
            <text:p>429,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448.5" calcext:value-type="float">
            <text:p>448,5</text:p>
          </table:table-cell>
          <table:table-cell office:value-type="float" office:value="22.4" calcext:value-type="float">
            <text:p>22,4</text:p>
          </table:table-cell>
        </table:table-row>
      </table:table>
      <table:table table:name="top_five_mem" table:style-name="ta1">
        <table:shapes>
          <draw:frame draw:z-index="0" draw:style-name="gr1" draw:text-style-name="P1" svg:width="64.071cm" svg:height="15.963cm" svg:x="12.473cm" svg:y="0.638cm">
            <draw:object draw:notify-on-update-of-ranges="top_five_mem.A1:top_five_mem.A1 top_five_mem.A2:top_five_mem.A71 top_five_mem.B1:top_five_mem.B1 top_five_mem.B2:top_five_mem.B71 top_five_mem.C1:top_five_mem.C1 top_five_mem.C2:top_five_mem.C71 top_five_mem.D1:top_five_mem.D1 top_five_mem.D2:top_five_mem.D71 top_five_mem.E1:top_five_mem.E1 top_five_mem.E2:top_five_mem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p1</text:p>
          </table:table-cell>
          <table:table-cell office:value-type="string" calcext:value-type="string">
            <text:p>top2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073" calcext:value-type="float">
            <text:p>30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3082" calcext:value-type="float">
            <text:p>30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968" calcext:value-type="float">
            <text:p>2968</text:p>
          </table:table-cell>
          <table:table-cell office:value-type="float" office:value="2983" calcext:value-type="float">
            <text:p>2983</text:p>
          </table:table-cell>
          <table:table-cell office:value-type="float" office:value="3091" calcext:value-type="float">
            <text:p>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3111" calcext:value-type="float">
            <text:p>3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121" calcext:value-type="float">
            <text:p>3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159" calcext:value-type="float">
            <text:p>3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168" calcext:value-type="float">
            <text:p>31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61" calcext:value-type="float">
            <text:p>1261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61" calcext:value-type="float">
            <text:p>1261</text:p>
          </table:table-cell>
          <table:table-cell office:value-type="float" office:value="1433" calcext:value-type="float">
            <text:p>1433</text:p>
          </table:table-cell>
          <table:table-cell office:value-type="float" office:value="2916" calcext:value-type="float">
            <text:p>2916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13" calcext:value-type="float">
            <text:p>3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61" calcext:value-type="float">
            <text:p>1261</text:p>
          </table:table-cell>
          <table:table-cell office:value-type="float" office:value="3222" calcext:value-type="float">
            <text:p>3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31" calcext:value-type="float">
            <text:p>3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3276" calcext:value-type="float">
            <text:p>3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85" calcext:value-type="float">
            <text:p>3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294" calcext:value-type="float">
            <text:p>3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1" calcext:value-type="float">
            <text:p>11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367" calcext:value-type="float">
            <text:p>3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3376" calcext:value-type="float">
            <text:p>3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261" calcext:value-type="float">
            <text:p>1261</text:p>
          </table:table-cell>
          <table:table-cell office:value-type="float" office:value="3385" calcext:value-type="float">
            <text:p>3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403" calcext:value-type="float">
            <text:p>34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412" calcext:value-type="float">
            <text:p>34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421" calcext:value-type="float">
            <text:p>3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439" calcext:value-type="float">
            <text:p>34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office:value-type="float" office:value="1433" calcext:value-type="float">
            <text:p>1433</text:p>
          </table:table-cell>
          <table:table-cell office:value-type="float" office:value="2852" calcext:value-type="float">
            <text:p>2852</text:p>
          </table:table-cell>
          <table:table-cell office:value-type="float" office:value="3451" calcext:value-type="float">
            <text:p>3451</text:p>
          </table:table-cell>
        </table:table-row>
      </table:table>
      <table:table table:name="first_memory_line_mem1&amp;2" table:style-name="ta1">
        <table:shapes>
          <draw:frame draw:z-index="0" draw:style-name="gr1" draw:text-style-name="P1" svg:width="22.77cm" svg:height="14.715cm" svg:x="12.06cm" svg:y="0.558cm">
            <draw:object draw:notify-on-update-of-ranges="'first_memory_line_mem1&amp;2'.A1:'first_memory_line_mem1&amp;2'.A1 'first_memory_line_mem1&amp;2'.A2:'first_memory_line_mem1&amp;2'.A77 'first_memory_line_mem1&amp;2'.B1:'first_memory_line_mem1&amp;2'.B1 'first_memory_line_mem1&amp;2'.B2:'first_memory_line_mem1&amp;2'.B77 'first_memory_line_mem1&amp;2'.C1:'first_memory_line_mem1&amp;2'.C1 'first_memory_line_mem1&amp;2'.C2:'first_memory_line_mem1&amp;2'.C77 'first_memory_line_mem1&amp;2'.D1:'first_memory_line_mem1&amp;2'.D1 'first_memory_line_mem1&amp;2'.D2:'first_memory_line_mem1&amp;2'.D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657.5" calcext:value-type="float">
            <text:p>2657,5</text:p>
          </table:table-cell>
          <table:table-cell office:value-type="float" office:value="976.9" calcext:value-type="float">
            <text:p>976,9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478.1" calcext:value-type="float">
            <text:p>2478,1</text:p>
          </table:table-cell>
          <table:table-cell office:value-type="float" office:value="1156.3" calcext:value-type="float">
            <text:p>1156,3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295.7" calcext:value-type="float">
            <text:p>2295,7</text:p>
          </table:table-cell>
          <table:table-cell office:value-type="float" office:value="1338.6" calcext:value-type="float">
            <text:p>1338,6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114.6" calcext:value-type="float">
            <text:p>2114,6</text:p>
          </table:table-cell>
          <table:table-cell office:value-type="float" office:value="1519.7" calcext:value-type="float">
            <text:p>1519,7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932.5" calcext:value-type="float">
            <text:p>1932,5</text:p>
          </table:table-cell>
          <table:table-cell office:value-type="float" office:value="1701.8" calcext:value-type="float">
            <text:p>1701,8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49.4" calcext:value-type="float">
            <text:p>1749,4</text:p>
          </table:table-cell>
          <table:table-cell office:value-type="float" office:value="1884.9" calcext:value-type="float">
            <text:p>1884,9</text:p>
          </table:table-cell>
          <table:table-cell office:value-type="float" office:value="302.1" calcext:value-type="float">
            <text:p>302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567.1" calcext:value-type="float">
            <text:p>1567,1</text:p>
          </table:table-cell>
          <table:table-cell office:value-type="float" office:value="2067.2" calcext:value-type="float">
            <text:p>2067,2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384.2" calcext:value-type="float">
            <text:p>1384,2</text:p>
          </table:table-cell>
          <table:table-cell office:value-type="float" office:value="2250" calcext:value-type="float">
            <text:p>2250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99.6" calcext:value-type="float">
            <text:p>1199,6</text:p>
          </table:table-cell>
          <table:table-cell office:value-type="float" office:value="2434.6" calcext:value-type="float">
            <text:p>2434,6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15.3" calcext:value-type="float">
            <text:p>1015,3</text:p>
          </table:table-cell>
          <table:table-cell office:value-type="float" office:value="2618.9" calcext:value-type="float">
            <text:p>2618,9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30" calcext:value-type="float">
            <text:p>830</text:p>
          </table:table-cell>
          <table:table-cell office:value-type="float" office:value="2804.2" calcext:value-type="float">
            <text:p>2804,2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645.4" calcext:value-type="float">
            <text:p>645,4</text:p>
          </table:table-cell>
          <table:table-cell office:value-type="float" office:value="2988.8" calcext:value-type="float">
            <text:p>2988,8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460.9" calcext:value-type="float">
            <text:p>460,9</text:p>
          </table:table-cell>
          <table:table-cell office:value-type="float" office:value="3173.3" calcext:value-type="float">
            <text:p>3173,3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77.5" calcext:value-type="float">
            <text:p>277,5</text:p>
          </table:table-cell>
          <table:table-cell office:value-type="float" office:value="3356.7" calcext:value-type="float">
            <text:p>3356,7</text:p>
          </table:table-cell>
          <table:table-cell office:value-type="float" office:value="302.2" calcext:value-type="float">
            <text:p>302,2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2.9" calcext:value-type="float">
            <text:p>102,9</text:p>
          </table:table-cell>
          <table:table-cell office:value-type="float" office:value="3540.5" calcext:value-type="float">
            <text:p>3540,5</text:p>
          </table:table-cell>
          <table:table-cell office:value-type="float" office:value="293.1" calcext:value-type="float">
            <text:p>293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9.4" calcext:value-type="float">
            <text:p>109,4</text:p>
          </table:table-cell>
          <table:table-cell office:value-type="float" office:value="3761.9" calcext:value-type="float">
            <text:p>3761,9</text:p>
          </table:table-cell>
          <table:table-cell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95.6" calcext:value-type="float">
            <text:p>1795,6</text:p>
          </table:table-cell>
          <table:table-cell office:value-type="float" office:value="2036.9" calcext:value-type="float">
            <text:p>2036,9</text:p>
          </table:table-cell>
          <table:table-cell office:value-type="float" office:value="103.9" calcext:value-type="float">
            <text:p>103,9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18.5" calcext:value-type="float">
            <text:p>1718,5</text:p>
          </table:table-cell>
          <table:table-cell office:value-type="float" office:value="2113.6" calcext:value-type="float">
            <text:p>2113,6</text:p>
          </table:table-cell>
          <table:table-cell office:value-type="float" office:value="104.3" calcext:value-type="float">
            <text:p>104,3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641.6" calcext:value-type="float">
            <text:p>1641,6</text:p>
          </table:table-cell>
          <table:table-cell office:value-type="float" office:value="2190.1" calcext:value-type="float">
            <text:p>2190,1</text:p>
          </table:table-cell>
          <table:table-cell office:value-type="float" office:value="104.7" calcext:value-type="float">
            <text:p>104,7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565" calcext:value-type="float">
            <text:p>1565</text:p>
          </table:table-cell>
          <table:table-cell office:value-type="float" office:value="2266.8" calcext:value-type="float">
            <text:p>2266,8</text:p>
          </table:table-cell>
          <table:table-cell office:value-type="float" office:value="104.7" calcext:value-type="float">
            <text:p>104,7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480.4" calcext:value-type="float">
            <text:p>1480,4</text:p>
          </table:table-cell>
          <table:table-cell office:value-type="float" office:value="2343.6" calcext:value-type="float">
            <text:p>2343,6</text:p>
          </table:table-cell>
          <table:table-cell office:value-type="float" office:value="112.4" calcext:value-type="float">
            <text:p>112,4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403.6" calcext:value-type="float">
            <text:p>1403,6</text:p>
          </table:table-cell>
          <table:table-cell office:value-type="float" office:value="2420.2" calcext:value-type="float">
            <text:p>2420,2</text:p>
          </table:table-cell>
          <table:table-cell office:value-type="float" office:value="112.6" calcext:value-type="float">
            <text:p>112,6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327.4" calcext:value-type="float">
            <text:p>1327,4</text:p>
          </table:table-cell>
          <table:table-cell office:value-type="float" office:value="2496.5" calcext:value-type="float">
            <text:p>2496,5</text:p>
          </table:table-cell>
          <table:table-cell office:value-type="float" office:value="112.6" calcext:value-type="float">
            <text:p>112,6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250.6" calcext:value-type="float">
            <text:p>1250,6</text:p>
          </table:table-cell>
          <table:table-cell office:value-type="float" office:value="2573" calcext:value-type="float">
            <text:p>2573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174" calcext:value-type="float">
            <text:p>1174</text:p>
          </table:table-cell>
          <table:table-cell office:value-type="float" office:value="2649.5" calcext:value-type="float">
            <text:p>2649,5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97.5" calcext:value-type="float">
            <text:p>1097,5</text:p>
          </table:table-cell>
          <table:table-cell office:value-type="float" office:value="2726" calcext:value-type="float">
            <text:p>2726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20.5" calcext:value-type="float">
            <text:p>1020,5</text:p>
          </table:table-cell>
          <table:table-cell office:value-type="float" office:value="2802.5" calcext:value-type="float">
            <text:p>2802,5</text:p>
          </table:table-cell>
          <table:table-cell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943.9" calcext:value-type="float">
            <text:p>943,9</text:p>
          </table:table-cell>
          <table:table-cell office:value-type="float" office:value="2879" calcext:value-type="float">
            <text:p>2879</text:p>
          </table:table-cell>
          <table:table-cell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67.4" calcext:value-type="float">
            <text:p>867,4</text:p>
          </table:table-cell>
          <table:table-cell office:value-type="float" office:value="2955.5" calcext:value-type="float">
            <text:p>2955,5</text:p>
          </table:table-cell>
          <table:table-cell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788.9" calcext:value-type="float">
            <text:p>788,9</text:p>
          </table:table-cell>
          <table:table-cell office:value-type="float" office:value="3032.1" calcext:value-type="float">
            <text:p>3032,1</text:p>
          </table:table-cell>
          <table:table-cell office:value-type="float" office:value="115.4" calcext:value-type="float">
            <text:p>115,4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712.1" calcext:value-type="float">
            <text:p>712,1</text:p>
          </table:table-cell>
          <table:table-cell office:value-type="float" office:value="3108.6" calcext:value-type="float">
            <text:p>3108,6</text:p>
          </table:table-cell>
          <table:table-cell office:value-type="float" office:value="115.7" calcext:value-type="float">
            <text:p>115,7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635.3" calcext:value-type="float">
            <text:p>635,3</text:p>
          </table:table-cell>
          <table:table-cell office:value-type="float" office:value="3185.2" calcext:value-type="float">
            <text:p>3185,2</text:p>
          </table:table-cell>
          <table:table-cell office:value-type="float" office:value="115.9" calcext:value-type="float">
            <text:p>115,9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556.3" calcext:value-type="float">
            <text:p>556,3</text:p>
          </table:table-cell>
          <table:table-cell office:value-type="float" office:value="3261.6" calcext:value-type="float">
            <text:p>3261,6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479.8" calcext:value-type="float">
            <text:p>479,8</text:p>
          </table:table-cell>
          <table:table-cell office:value-type="float" office:value="3338.1" calcext:value-type="float">
            <text:p>3338,1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403.3" calcext:value-type="float">
            <text:p>403,3</text:p>
          </table:table-cell>
          <table:table-cell office:value-type="float" office:value="3414.6" calcext:value-type="float">
            <text:p>3414,6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327" calcext:value-type="float">
            <text:p>327</text:p>
          </table:table-cell>
          <table:table-cell office:value-type="float" office:value="3490.9" calcext:value-type="float">
            <text:p>3490,9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250.5" calcext:value-type="float">
            <text:p>250,5</text:p>
          </table:table-cell>
          <table:table-cell office:value-type="float" office:value="3567.4" calcext:value-type="float">
            <text:p>3567,4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73.9" calcext:value-type="float">
            <text:p>173,9</text:p>
          </table:table-cell>
          <table:table-cell office:value-type="float" office:value="3644" calcext:value-type="float">
            <text:p>3644</text:p>
          </table:table-cell>
          <table:table-cell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101.7" calcext:value-type="float">
            <text:p>101,7</text:p>
          </table:table-cell>
          <table:table-cell office:value-type="float" office:value="3720.1" calcext:value-type="float">
            <text:p>3720,1</text:p>
          </table:table-cell>
          <table:table-cell office:value-type="float" office:value="114.7" calcext:value-type="float">
            <text:p>114,7</text:p>
          </table:table-cell>
        </table:table-row>
        <table:table-row table:style-name="ro1">
          <table:table-cell office:value-type="float" office:value="3936.4" calcext:value-type="float">
            <text:p>3936,4</text:p>
          </table:table-cell>
          <table:table-cell office:value-type="float" office:value="86.1" calcext:value-type="float">
            <text:p>86,1</text:p>
          </table:table-cell>
          <table:table-cell office:value-type="float" office:value="3795.2" calcext:value-type="float">
            <text:p>3795,2</text:p>
          </table:table-cell>
          <table:table-cell office:value-type="float" office:value="55.2" calcext:value-type="float">
            <text:p>55,2</text:p>
          </table:table-cell>
        </table:table-row>
      </table:table>
      <table:table table:name="second_memory_line_mem1&amp;2" table:style-name="ta1">
        <table:shapes>
          <draw:frame draw:z-index="0" draw:style-name="gr1" draw:text-style-name="P1" svg:width="23.816cm" svg:height="14.157cm" svg:x="10.903cm" svg:y="0.691cm">
            <draw:object draw:notify-on-update-of-ranges="'second_memory_line_mem1&amp;2'.A1:'second_memory_line_mem1&amp;2'.A1 'second_memory_line_mem1&amp;2'.A2:'second_memory_line_mem1&amp;2'.A77 'second_memory_line_mem1&amp;2'.B1:'second_memory_line_mem1&amp;2'.B1 'second_memory_line_mem1&amp;2'.B2:'second_memory_line_mem1&amp;2'.B77 'second_memory_line_mem1&amp;2'.C1:'second_memory_line_mem1&amp;2'.C1 'second_memory_line_mem1&amp;2'.C2:'second_memory_line_mem1&amp;2'.C77 'second_memory_line_mem1&amp;2'.D1:'second_memory_line_mem1&amp;2'.D1 'second_memory_line_mem1&amp;2'.D2:'second_memory_line_mem1&amp;2'.D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2731.9" calcext:value-type="float">
            <text:p>2731,9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2552.5" calcext:value-type="float">
            <text:p>2552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2370.6" calcext:value-type="float">
            <text:p>2370,6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2188.5" calcext:value-type="float">
            <text:p>2188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2006.4" calcext:value-type="float">
            <text:p>2006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1823.1" calcext:value-type="float">
            <text:p>1823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1641.5" calcext:value-type="float">
            <text:p>1641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1458.2" calcext:value-type="float">
            <text:p>1458,2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1273.4" calcext:value-type="float">
            <text:p>1273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1089.3" calcext:value-type="float">
            <text:p>1089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719.7" calcext:value-type="float">
            <text:p>719,7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534.9" calcext:value-type="float">
            <text:p>534,9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101.7" calcext:value-type="float">
            <text:p>101,7</text:p>
          </table:table-cell>
          <table:table-cell office:value-type="float" office:value="346.8" calcext:value-type="float">
            <text:p>346,8</text:p>
          </table:table-cell>
          <table:table-cell office:value-type="float" office:value="351.3" calcext:value-type="float">
            <text:p>351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99.2" calcext:value-type="float">
            <text:p>99,2</text:p>
          </table:table-cell>
          <table:table-cell office:value-type="float" office:value="349.3" calcext:value-type="float">
            <text:p>349,3</text:p>
          </table:table-cell>
          <table:table-cell office:value-type="float" office:value="162.7" calcext:value-type="float">
            <text:p>162,7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1" calcext:value-type="float">
            <text:p>0,1</text:p>
          </table:table-cell>
          <table:table-cell office:value-type="float" office:value="448.4" calcext:value-type="float">
            <text:p>448,4</text:p>
          </table:table-cell>
          <table:table-cell office:value-type="float" office:value="1817.5" calcext:value-type="float">
            <text:p>1817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727.7" calcext:value-type="float">
            <text:p>1727,7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650.7" calcext:value-type="float">
            <text:p>1650,7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497.6" calcext:value-type="float">
            <text:p>1497,6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417.1" calcext:value-type="float">
            <text:p>1417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340.5" calcext:value-type="float">
            <text:p>1340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263.9" calcext:value-type="float">
            <text:p>1263,9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187.3" calcext:value-type="float">
            <text:p>1187,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110.8" calcext:value-type="float">
            <text:p>1110,8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034.5" calcext:value-type="float">
            <text:p>1034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957.5" calcext:value-type="float">
            <text:p>957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804.4" calcext:value-type="float">
            <text:p>804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727.1" calcext:value-type="float">
            <text:p>727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650.5" calcext:value-type="float">
            <text:p>650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572.4" calcext:value-type="float">
            <text:p>572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496.1" calcext:value-type="float">
            <text:p>496,1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419.6" calcext:value-type="float">
            <text:p>419,6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266.5" calcext:value-type="float">
            <text:p>266,5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.5" calcext:value-type="float">
            <text:p>0,5</text:p>
          </table:table-cell>
          <table:table-cell office:value-type="float" office:value="448" calcext:value-type="float">
            <text:p>448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448.5" calcext:value-type="float">
            <text:p>448,5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448.5" calcext:value-type="float">
            <text:p>448,5</text:p>
          </table:table-cell>
          <table:table-cell office:value-type="float" office:value="0" calcext:value-type="float">
            <text:p>0</text:p>
          </table:table-cell>
          <table:table-cell office:value-type="float" office:value="448.5" calcext:value-type="float">
            <text:p>448,5</text:p>
          </table:table-cell>
          <table:table-cell office:value-type="float" office:value="25.7" calcext:value-type="float">
            <text:p>25,7</text:p>
          </table:table-cell>
        </table:table-row>
      </table:table>
      <table:table table:name="top_five_mem1&amp;2" table:style-name="ta1">
        <table:shapes>
          <draw:frame draw:z-index="0" draw:style-name="gr1" draw:text-style-name="P1" svg:width="57.27cm" svg:height="15.777cm" svg:x="12.638cm" svg:y="0.744cm">
            <draw:object draw:notify-on-update-of-ranges="'top_five_mem1&amp;2'.A1:'top_five_mem1&amp;2'.A1 'top_five_mem1&amp;2'.A2:'top_five_mem1&amp;2'.A77 'top_five_mem1&amp;2'.B1:'top_five_mem1&amp;2'.B1 'top_five_mem1&amp;2'.B2:'top_five_mem1&amp;2'.B77 'top_five_mem1&amp;2'.C1:'top_five_mem1&amp;2'.C1 'top_five_mem1&amp;2'.C2:'top_five_mem1&amp;2'.C77 'top_five_mem1&amp;2'.D1:'top_five_mem1&amp;2'.D1 'top_five_mem1&amp;2'.D2:'top_five_mem1&amp;2'.D77 'top_five_mem1&amp;2'.E1:'top_five_mem1&amp;2'.E1 'top_five_mem1&amp;2'.E2:'top_five_mem1&amp;2'.E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p1</text:p>
          </table:table-cell>
          <table:table-cell office:value-type="string" calcext:value-type="string">
            <text:p>top2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261" calcext:value-type="float">
            <text:p>1261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261" calcext:value-type="float">
            <text:p>1261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433" calcext:value-type="float">
            <text:p>1433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81" calcext:value-type="float">
            <text:p>81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983" calcext:value-type="float">
            <text:p>2983</text:p>
          </table:table-cell>
          <table:table-cell office:value-type="float" office:value="5961" calcext:value-type="float">
            <text:p>59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5972" calcext:value-type="float">
            <text:p>59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016" calcext:value-type="float">
            <text:p>6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038" calcext:value-type="float">
            <text:p>60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983" calcext:value-type="float">
            <text:p>2983</text:p>
          </table:table-cell>
          <table:table-cell office:value-type="float" office:value="6171" calcext:value-type="float">
            <text:p>6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office:value-type="float" office:value="6226" calcext:value-type="float">
            <text:p>6226</text:p>
          </table:table-cell>
          <table:table-cell office:value-type="float" office:value="265" calcext:value-type="float">
            <text:p>265</text:p>
          </table:table-cell>
          <table:table-cell office:value-type="float" office:value="1433" calcext:value-type="float">
            <text:p>1433</text:p>
          </table:table-cell>
        </table:table-row>
      </table:table>
      <table:named-expressions>
        <table:named-expression table:name="A1 * 64 " table:base-cell-address="$'report.log me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5:42:26.5445438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8:19:42.407219014</meta:creation-date>
    <dc:date>2020-12-28T15:43:36.503959976</dc:date>
    <meta:editing-duration>PT37M</meta:editing-duration>
    <meta:editing-cycles>7</meta:editing-cycles>
    <meta:generator>LibreOffice/6.4.6.2$Linux_X86_64 LibreOffice_project/40$Build-2</meta:generator>
    <meta:document-statistic meta:table-count="9" meta:cell-count="134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02cm" svg:height="14.131cm" xlink:href=".." xlink:type="simple" chart:class="chart:line" chart:style-name="ch1">
        <chart:legend chart:legend-position="end" svg:x="20.12cm" svg:y="5.964cm" style:legend-expansion="custom" chartooo:width="2.827cm" chartooo:height="2.203cm" style:legend-expansion-aspect-ratio="1.28325011348162" chart:style-name="ch2"/>
        <chart:plot-area chart:style-name="ch3" table:cell-range-address="first_memory_line_mem.A2:first_memory_line_mem.D71" svg:x="0.872cm" svg:y="0.618cm" svg:width="19.135cm" svg:height="13.479cm">
          <chartooo:coordinate-region svg:x="1.864cm" svg:y="0.817cm" svg:width="18.003cm" svg:height="12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_memory_line_mem.A2:first_memory_line_mem.A71" chart:class="chart:line">
            <chart:data-point chart:repeated="70"/>
          </chart:series>
          <chart:series chart:style-name="ch7" chart:values-cell-range-address="first_memory_line_mem.B2:first_memory_line_mem.B71" chart:class="chart:line">
            <chart:data-point chart:repeated="70"/>
          </chart:series>
          <chart:series chart:style-name="ch8" chart:values-cell-range-address="first_memory_line_mem.C2:first_memory_line_mem.C71" chart:class="chart:line">
            <chart:data-point chart:repeated="70"/>
          </chart:series>
          <chart:series chart:style-name="ch9" chart:values-cell-range-address="first_memory_line_mem.D2:first_memory_line_mem.D71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6.4">
                <text:p>3936.4</text:p>
                <draw:g>
                  <svg:desc>first_memory_line_mem.A2:first_memory_line_mem.A71</svg:desc>
                </draw:g>
              </table:table-cell>
              <table:table-cell office:value-type="float" office:value="1964.4">
                <text:p>1964.4</text:p>
                <draw:g>
                  <svg:desc>first_memory_line_mem.B2:first_memory_line_mem.B71</svg:desc>
                </draw:g>
              </table:table-cell>
              <table:table-cell office:value-type="float" office:value="961.7">
                <text:p>961.7</text:p>
                <draw:g>
                  <svg:desc>first_memory_line_mem.C2:first_memory_line_mem.C71</svg:desc>
                </draw:g>
              </table:table-cell>
              <table:table-cell office:value-type="float" office:value="1010.3">
                <text:p>1010.3</text:p>
                <draw:g>
                  <svg:desc>first_memory_line_mem.D2:first_memory_line_mem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36.4">
                <text:p>3936.4</text:p>
              </table:table-cell>
              <table:table-cell office:value-type="float" office:value="1887.4">
                <text:p>1887.4</text:p>
              </table:table-cell>
              <table:table-cell office:value-type="float" office:value="1038.7">
                <text:p>1038.7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6.4">
                <text:p>3936.4</text:p>
              </table:table-cell>
              <table:table-cell office:value-type="float" office:value="1810.9">
                <text:p>1810.9</text:p>
              </table:table-cell>
              <table:table-cell office:value-type="float" office:value="1115.3">
                <text:p>1115.3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6.4">
                <text:p>3936.4</text:p>
              </table:table-cell>
              <table:table-cell office:value-type="float" office:value="1734.3">
                <text:p>1734.3</text:p>
              </table:table-cell>
              <table:table-cell office:value-type="float" office:value="1191.8">
                <text:p>1191.8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6.4">
                <text:p>3936.4</text:p>
              </table:table-cell>
              <table:table-cell office:value-type="float" office:value="1657.8">
                <text:p>1657.8</text:p>
              </table:table-cell>
              <table:table-cell office:value-type="float" office:value="1268.3">
                <text:p>1268.3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36.4">
                <text:p>3936.4</text:p>
              </table:table-cell>
              <table:table-cell office:value-type="float" office:value="1581.3">
                <text:p>1581.3</text:p>
              </table:table-cell>
              <table:table-cell office:value-type="float" office:value="1344.9">
                <text:p>1344.9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36.4">
                <text:p>3936.4</text:p>
              </table:table-cell>
              <table:table-cell office:value-type="float" office:value="1504.7">
                <text:p>1504.7</text:p>
              </table:table-cell>
              <table:table-cell office:value-type="float" office:value="1421.4">
                <text:p>1421.4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6.4">
                <text:p>3936.4</text:p>
              </table:table-cell>
              <table:table-cell office:value-type="float" office:value="1428.2">
                <text:p>1428.2</text:p>
              </table:table-cell>
              <table:table-cell office:value-type="float" office:value="1497.9">
                <text:p>1497.9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4">
                <text:p>3936.4</text:p>
              </table:table-cell>
              <table:table-cell office:value-type="float" office:value="1351.7">
                <text:p>1351.7</text:p>
              </table:table-cell>
              <table:table-cell office:value-type="float" office:value="1574.5">
                <text:p>1574.5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36.4">
                <text:p>3936.4</text:p>
              </table:table-cell>
              <table:table-cell office:value-type="float" office:value="1275.1">
                <text:p>1275.1</text:p>
              </table:table-cell>
              <table:table-cell office:value-type="float" office:value="1651">
                <text:p>1651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6.4">
                <text:p>3936.4</text:p>
              </table:table-cell>
              <table:table-cell office:value-type="float" office:value="1198.6">
                <text:p>1198.6</text:p>
              </table:table-cell>
              <table:table-cell office:value-type="float" office:value="1727.5">
                <text:p>1727.5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6.4">
                <text:p>3936.4</text:p>
              </table:table-cell>
              <table:table-cell office:value-type="float" office:value="1122.3">
                <text:p>1122.3</text:p>
              </table:table-cell>
              <table:table-cell office:value-type="float" office:value="1803.8">
                <text:p>1803.8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.4">
                <text:p>3936.4</text:p>
              </table:table-cell>
              <table:table-cell office:value-type="float" office:value="1045.8">
                <text:p>1045.8</text:p>
              </table:table-cell>
              <table:table-cell office:value-type="float" office:value="1880.3">
                <text:p>1880.3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36.4">
                <text:p>3936.4</text:p>
              </table:table-cell>
              <table:table-cell office:value-type="float" office:value="969.2">
                <text:p>969.2</text:p>
              </table:table-cell>
              <table:table-cell office:value-type="float" office:value="1956.8">
                <text:p>1956.8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6.4">
                <text:p>3936.4</text:p>
              </table:table-cell>
              <table:table-cell office:value-type="float" office:value="893">
                <text:p>893</text:p>
              </table:table-cell>
              <table:table-cell office:value-type="float" office:value="2033.1">
                <text:p>2033.1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36.4">
                <text:p>3936.4</text:p>
              </table:table-cell>
              <table:table-cell office:value-type="float" office:value="815.4">
                <text:p>815.4</text:p>
              </table:table-cell>
              <table:table-cell office:value-type="float" office:value="2110.6">
                <text:p>2110.6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36.4">
                <text:p>3936.4</text:p>
              </table:table-cell>
              <table:table-cell office:value-type="float" office:value="739.9">
                <text:p>739.9</text:p>
              </table:table-cell>
              <table:table-cell office:value-type="float" office:value="2186.1">
                <text:p>2186.1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6.4">
                <text:p>3936.4</text:p>
              </table:table-cell>
              <table:table-cell office:value-type="float" office:value="663.6">
                <text:p>663.6</text:p>
              </table:table-cell>
              <table:table-cell office:value-type="float" office:value="2262.4">
                <text:p>2262.4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6.4">
                <text:p>3936.4</text:p>
              </table:table-cell>
              <table:table-cell office:value-type="float" office:value="586.8">
                <text:p>586.8</text:p>
              </table:table-cell>
              <table:table-cell office:value-type="float" office:value="2339.2">
                <text:p>2339.2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36.4">
                <text:p>3936.4</text:p>
              </table:table-cell>
              <table:table-cell office:value-type="float" office:value="510.5">
                <text:p>510.5</text:p>
              </table:table-cell>
              <table:table-cell office:value-type="float" office:value="2415.4">
                <text:p>2415.4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6.4">
                <text:p>3936.4</text:p>
              </table:table-cell>
              <table:table-cell office:value-type="float" office:value="434">
                <text:p>434</text:p>
              </table:table-cell>
              <table:table-cell office:value-type="float" office:value="2492">
                <text:p>2492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36.4">
                <text:p>3936.4</text:p>
              </table:table-cell>
              <table:table-cell office:value-type="float" office:value="357.5">
                <text:p>357.5</text:p>
              </table:table-cell>
              <table:table-cell office:value-type="float" office:value="2568.5">
                <text:p>2568.5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36.4">
                <text:p>3936.4</text:p>
              </table:table-cell>
              <table:table-cell office:value-type="float" office:value="281.2">
                <text:p>281.2</text:p>
              </table:table-cell>
              <table:table-cell office:value-type="float" office:value="2644.8">
                <text:p>2644.8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36.4">
                <text:p>3936.4</text:p>
              </table:table-cell>
              <table:table-cell office:value-type="float" office:value="204.6">
                <text:p>204.6</text:p>
              </table:table-cell>
              <table:table-cell office:value-type="float" office:value="2721.3">
                <text:p>2721.3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36.4">
                <text:p>3936.4</text:p>
              </table:table-cell>
              <table:table-cell office:value-type="float" office:value="128.3">
                <text:p>128.3</text:p>
              </table:table-cell>
              <table:table-cell office:value-type="float" office:value="2797.6">
                <text:p>2797.6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6.4">
                <text:p>3936.4</text:p>
              </table:table-cell>
              <table:table-cell office:value-type="float" office:value="112.2">
                <text:p>112.2</text:p>
              </table:table-cell>
              <table:table-cell office:value-type="float" office:value="2891.5">
                <text:p>2891.5</text:p>
              </table:table-cell>
              <table:table-cell office:value-type="float" office:value="932.7">
                <text:p>93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6.4">
                <text:p>3936.4</text:p>
              </table:table-cell>
              <table:table-cell office:value-type="float" office:value="111.4">
                <text:p>111.4</text:p>
              </table:table-cell>
              <table:table-cell office:value-type="float" office:value="2968.1">
                <text:p>2968.1</text:p>
              </table:table-cell>
              <table:table-cell office:value-type="float" office:value="856.9">
                <text:p>856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36.4">
                <text:p>3936.4</text:p>
              </table:table-cell>
              <table:table-cell office:value-type="float" office:value="114">
                <text:p>114</text:p>
              </table:table-cell>
              <table:table-cell office:value-type="float" office:value="3043.9">
                <text:p>3043.9</text:p>
              </table:table-cell>
              <table:table-cell office:value-type="float" office:value="778.5">
                <text:p>77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6.4">
                <text:p>3936.4</text:p>
              </table:table-cell>
              <table:table-cell office:value-type="float" office:value="113.6">
                <text:p>113.6</text:p>
              </table:table-cell>
              <table:table-cell office:value-type="float" office:value="3120.3">
                <text:p>3120.3</text:p>
              </table:table-cell>
              <table:table-cell office:value-type="float" office:value="702.5">
                <text:p>70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36.4">
                <text:p>3936.4</text:p>
              </table:table-cell>
              <table:table-cell office:value-type="float" office:value="233.4">
                <text:p>233.4</text:p>
              </table:table-cell>
              <table:table-cell office:value-type="float" office:value="3196.5">
                <text:p>3196.5</text:p>
              </table:table-cell>
              <table:table-cell office:value-type="float" office:value="506.6">
                <text:p>506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36.4">
                <text:p>3936.4</text:p>
              </table:table-cell>
              <table:table-cell office:value-type="float" office:value="173.1">
                <text:p>173.1</text:p>
              </table:table-cell>
              <table:table-cell office:value-type="float" office:value="3255.8">
                <text:p>3255.8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6.4">
                <text:p>3936.4</text:p>
              </table:table-cell>
              <table:table-cell office:value-type="float" office:value="113.4">
                <text:p>113.4</text:p>
              </table:table-cell>
              <table:table-cell office:value-type="float" office:value="3332">
                <text:p>33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36.4">
                <text:p>3936.4</text:p>
              </table:table-cell>
              <table:table-cell office:value-type="float" office:value="115.5">
                <text:p>115.5</text:p>
              </table:table-cell>
              <table:table-cell office:value-type="float" office:value="3408.2">
                <text:p>3408.2</text:p>
              </table:table-cell>
              <table:table-cell office:value-type="float" office:value="412.7">
                <text:p>41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36.4">
                <text:p>3936.4</text:p>
              </table:table-cell>
              <table:table-cell office:value-type="float" office:value="117">
                <text:p>117</text:p>
              </table:table-cell>
              <table:table-cell office:value-type="float" office:value="3482.6">
                <text:p>3482.6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36.4">
                <text:p>3936.4</text:p>
              </table:table-cell>
              <table:table-cell office:value-type="float" office:value="120.1">
                <text:p>120.1</text:p>
              </table:table-cell>
              <table:table-cell office:value-type="float" office:value="3574.7">
                <text:p>3574.7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6.4">
                <text:p>3936.4</text:p>
              </table:table-cell>
              <table:table-cell office:value-type="float" office:value="128.2">
                <text:p>128.2</text:p>
              </table:table-cell>
              <table:table-cell office:value-type="float" office:value="3651.1">
                <text:p>3651.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6.4">
                <text:p>3936.4</text:p>
              </table:table-cell>
              <table:table-cell office:value-type="float" office:value="105">
                <text:p>105</text:p>
              </table:table-cell>
              <table:table-cell office:value-type="float" office:value="3726.7">
                <text:p>3726.7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6.4">
                <text:p>3936.4</text:p>
              </table:table-cell>
              <table:table-cell office:value-type="float" office:value="100">
                <text:p>100</text:p>
              </table:table-cell>
              <table:table-cell office:value-type="float" office:value="3762.7">
                <text:p>3762.7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36.4">
                <text:p>3936.4</text:p>
              </table:table-cell>
              <table:table-cell office:value-type="float" office:value="105.9">
                <text:p>105.9</text:p>
              </table:table-cell>
              <table:table-cell office:value-type="float" office:value="3763.1">
                <text:p>3763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36.4">
                <text:p>3936.4</text:p>
              </table:table-cell>
              <table:table-cell office:value-type="float" office:value="99.7">
                <text:p>99.7</text:p>
              </table:table-cell>
              <table:table-cell office:value-type="float" office:value="3769.7">
                <text:p>3769.7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36.4">
                <text:p>3936.4</text:p>
              </table:table-cell>
              <table:table-cell office:value-type="float" office:value="105.6">
                <text:p>105.6</text:p>
              </table:table-cell>
              <table:table-cell office:value-type="float" office:value="3769.4">
                <text:p>3769.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36.4">
                <text:p>3936.4</text:p>
              </table:table-cell>
              <table:table-cell office:value-type="float" office:value="116.5">
                <text:p>116.5</text:p>
              </table:table-cell>
              <table:table-cell office:value-type="float" office:value="3763.7">
                <text:p>3763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36.4">
                <text:p>3936.4</text:p>
              </table:table-cell>
              <table:table-cell office:value-type="float" office:value="121.1">
                <text:p>121.1</text:p>
              </table:table-cell>
              <table:table-cell office:value-type="float" office:value="3762.9">
                <text:p>3762.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36.4">
                <text:p>3936.4</text:p>
              </table:table-cell>
              <table:table-cell office:value-type="float" office:value="87.4">
                <text:p>87.4</text:p>
              </table:table-cell>
              <table:table-cell office:value-type="float" office:value="3807.8">
                <text:p>3807.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64cm" svg:height="11.689cm" xlink:href=".." xlink:type="simple" chart:class="chart:line" chart:style-name="ch1">
        <chart:legend chart:legend-position="end" svg:x="17.7cm" svg:y="4.798cm" style:legend-expansion="high" chart:style-name="ch2"/>
        <chart:plot-area chart:style-name="ch3" table:cell-range-address="second_memory_line_mem.A1:second_memory_line_mem.D71" chart:data-source-has-labels="row" svg:x="0.415cm" svg:y="0.233cm" svg:width="16.87cm" svg:height="11.223cm">
          <chartooo:coordinate-region svg:x="1.407cm" svg:y="0.432cm" svg:width="15.738cm" svg:height="10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cond_memory_line_mem.A2:second_memory_line_mem.A71" chart:label-cell-address="second_memory_line_mem.A1:second_memory_line_mem.A1" chart:class="chart:line">
            <chart:data-point chart:repeated="70"/>
          </chart:series>
          <chart:series chart:style-name="ch7" chart:values-cell-range-address="second_memory_line_mem.B2:second_memory_line_mem.B71" chart:label-cell-address="second_memory_line_mem.B1:second_memory_line_mem.B1" chart:class="chart:line">
            <chart:data-point chart:repeated="70"/>
          </chart:series>
          <chart:series chart:style-name="ch8" chart:values-cell-range-address="second_memory_line_mem.C2:second_memory_line_mem.C71" chart:label-cell-address="second_memory_line_mem.C1:second_memory_line_mem.C1" chart:class="chart:line">
            <chart:data-point chart:repeated="70"/>
          </chart:series>
          <chart:series chart:style-name="ch9" chart:values-cell-range-address="second_memory_line_mem.D2:second_memory_line_mem.D71" chart:label-cell-address="second_memory_line_mem.D1:second_memory_line_mem.D1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econd_memory_line_mem.A1:second_memory_line_mem.A1</svg:desc>
                </draw:g>
              </table:table-cell>
              <table:table-cell office:value-type="string">
                <text:p>free</text:p>
                <draw:g>
                  <svg:desc>second_memory_line_mem.B1:second_memory_line_mem.B1</svg:desc>
                </draw:g>
              </table:table-cell>
              <table:table-cell office:value-type="string">
                <text:p>used</text:p>
                <draw:g>
                  <svg:desc>second_memory_line_mem.C1:second_memory_line_mem.C1</svg:desc>
                </draw:g>
              </table:table-cell>
              <table:table-cell office:value-type="string">
                <text:p>-buff/cache</text:p>
                <draw:g>
                  <svg:desc>second_memory_line_mem.D1:second_memory_line_me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.5">
                <text:p>448.5</text:p>
                <draw:g>
                  <svg:desc>second_memory_line_mem.A2:second_memory_line_mem.A71</svg:desc>
                </draw:g>
              </table:table-cell>
              <table:table-cell office:value-type="float" office:value="448.5">
                <text:p>448.5</text:p>
                <draw:g>
                  <svg:desc>second_memory_line_mem.B2:second_memory_line_mem.B71</svg:desc>
                </draw:g>
              </table:table-cell>
              <table:table-cell office:value-type="float" office:value="0">
                <text:p>0</text:p>
                <draw:g>
                  <svg:desc>second_memory_line_mem.C2:second_memory_line_mem.C71</svg:desc>
                </draw:g>
              </table:table-cell>
              <table:table-cell office:value-type="float" office:value="2737.5">
                <text:p>2737.5</text:p>
                <draw:g>
                  <svg:desc>second_memory_line_mem.D2:second_memory_line_mem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660.7">
                <text:p>266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584.2">
                <text:p>258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507.6">
                <text:p>250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431.1">
                <text:p>243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354.8">
                <text:p>235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278.3">
                <text:p>227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201.7">
                <text:p>220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125.5">
                <text:p>212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2048.9">
                <text:p>204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972.4">
                <text:p>197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896.1">
                <text:p>189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819.6">
                <text:p>181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743.1">
                <text:p>1743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589.1">
                <text:p>158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513.8">
                <text:p>151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437.3">
                <text:p>143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360.7">
                <text:p>136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284.2">
                <text:p>128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207.7">
                <text:p>120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1054.8">
                <text:p>10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978.6">
                <text:p>97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.5">
                <text:p>448.5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902.3">
                <text:p>90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.5">
                <text:p>448.5</text:p>
              </table:table-cell>
              <table:table-cell office:value-type="float" office:value="448.2">
                <text:p>448.2</text:p>
              </table:table-cell>
              <table:table-cell office:value-type="float" office:value="0.3">
                <text:p>0.3</text:p>
              </table:table-cell>
              <table:table-cell office:value-type="float" office:value="812.6">
                <text:p>81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.5">
                <text:p>448.5</text:p>
              </table:table-cell>
              <table:table-cell office:value-type="float" office:value="448.2">
                <text:p>448.2</text:p>
              </table:table-cell>
              <table:table-cell office:value-type="float" office:value="0.3">
                <text:p>0.3</text:p>
              </table:table-cell>
              <table:table-cell office:value-type="float" office:value="737.1">
                <text:p>7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.5">
                <text:p>448.5</text:p>
              </table:table-cell>
              <table:table-cell office:value-type="float" office:value="448">
                <text:p>448</text:p>
              </table:table-cell>
              <table:table-cell office:value-type="float" office:value="0.5">
                <text:p>0.5</text:p>
              </table:table-cell>
              <table:table-cell office:value-type="float" office:value="662.1">
                <text:p>66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.5">
                <text:p>448.5</text:p>
              </table:table-cell>
              <table:table-cell office:value-type="float" office:value="447.7">
                <text:p>447.7</text:p>
              </table:table-cell>
              <table:table-cell office:value-type="float" office:value="0.8">
                <text:p>0.8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.5">
                <text:p>448.5</text:p>
              </table:table-cell>
              <table:table-cell office:value-type="float" office:value="447.2">
                <text:p>447.2</text:p>
              </table:table-cell>
              <table:table-cell office:value-type="float" office:value="1.3">
                <text:p>1.3</text:p>
              </table:table-cell>
              <table:table-cell office:value-type="float" office:value="512.3">
                <text:p>51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.5">
                <text:p>448.5</text:p>
              </table:table-cell>
              <table:table-cell office:value-type="float" office:value="447.2">
                <text:p>447.2</text:p>
              </table:table-cell>
              <table:table-cell office:value-type="float" office:value="1.3">
                <text:p>1.3</text:p>
              </table:table-cell>
              <table:table-cell office:value-type="float" office:value="452.9">
                <text:p>45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.5">
                <text:p>448.5</text:p>
              </table:table-cell>
              <table:table-cell office:value-type="float" office:value="447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376.9">
                <text:p>376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.5">
                <text:p>448.5</text:p>
              </table:table-cell>
              <table:table-cell office:value-type="float" office:value="445.5">
                <text:p>445.5</text:p>
              </table:table-cell>
              <table:table-cell office:value-type="float" office:value="3">
                <text:p>3</text:p>
              </table:table-cell>
              <table:table-cell office:value-type="float" office:value="301.3">
                <text:p>30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.5">
                <text:p>448.5</text:p>
              </table:table-cell>
              <table:table-cell office:value-type="float" office:value="444">
                <text:p>444</text:p>
              </table:table-cell>
              <table:table-cell office:value-type="float" office:value="4.5">
                <text:p>4.5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.5">
                <text:p>448.5</text:p>
              </table:table-cell>
              <table:table-cell office:value-type="float" office:value="443.2">
                <text:p>443.2</text:p>
              </table:table-cell>
              <table:table-cell office:value-type="float" office:value="5.3">
                <text:p>5.3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.5">
                <text:p>448.5</text:p>
              </table:table-cell>
              <table:table-cell office:value-type="float" office:value="442.7">
                <text:p>442.7</text:p>
              </table:table-cell>
              <table:table-cell office:value-type="float" office:value="5.8">
                <text:p>5.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.5">
                <text:p>448.5</text:p>
              </table:table-cell>
              <table:table-cell office:value-type="float" office:value="441.7">
                <text:p>441.7</text:p>
              </table:table-cell>
              <table:table-cell office:value-type="float" office:value="6.8">
                <text:p>6.8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.5">
                <text:p>448.5</text:p>
              </table:table-cell>
              <table:table-cell office:value-type="float" office:value="357.7">
                <text:p>357.7</text:p>
              </table:table-cell>
              <table:table-cell office:value-type="float" office:value="90.8">
                <text:p>90.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.5">
                <text:p>448.5</text:p>
              </table:table-cell>
              <table:table-cell office:value-type="float" office:value="337.2">
                <text:p>337.2</text:p>
              </table:table-cell>
              <table:table-cell office:value-type="float" office:value="111.2">
                <text:p>111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.5">
                <text:p>448.5</text:p>
              </table:table-cell>
              <table:table-cell office:value-type="float" office:value="253">
                <text:p>253</text:p>
              </table:table-cell>
              <table:table-cell office:value-type="float" office:value="195.5">
                <text:p>195.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.5">
                <text:p>448.5</text:p>
              </table:table-cell>
              <table:table-cell office:value-type="float" office:value="190.5">
                <text:p>190.5</text:p>
              </table:table-cell>
              <table:table-cell office:value-type="float" office:value="258">
                <text:p>2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.5">
                <text:p>448.5</text:p>
              </table:table-cell>
              <table:table-cell office:value-type="float" office:value="108.5">
                <text:p>108.5</text:p>
              </table:table-cell>
              <table:table-cell office:value-type="float" office:value="340">
                <text:p>34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.5">
                <text:p>448.5</text:p>
              </table:table-cell>
              <table:table-cell office:value-type="float" office:value="19.2">
                <text:p>19.2</text:p>
              </table:table-cell>
              <table:table-cell office:value-type="float" office:value="429.2">
                <text:p>429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448.5">
                <text:p>448.5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4.072cm" svg:height="15.964cm" xlink:href=".." xlink:type="simple" chart:class="chart:line" chart:style-name="ch1">
        <chart:legend chart:legend-position="end" svg:x="62.067cm" svg:y="6.687cm" style:legend-expansion="high" chart:style-name="ch2"/>
        <chart:plot-area chart:style-name="ch3" table:cell-range-address="top_five_mem.A1:top_five_mem.E71" chart:data-source-has-labels="row" svg:x="1.281cm" svg:y="0.319cm" svg:width="59.505cm" svg:height="15.326cm">
          <chartooo:coordinate-region svg:x="2.273cm" svg:y="0.518cm" svg:width="58.326cm" svg:height="14.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_five_mem.A2:top_five_mem.A71" chart:label-cell-address="top_five_mem.A1:top_five_mem.A1" chart:class="chart:line">
            <chart:data-point chart:repeated="70"/>
          </chart:series>
          <chart:series chart:style-name="ch7" chart:values-cell-range-address="top_five_mem.B2:top_five_mem.B71" chart:label-cell-address="top_five_mem.B1:top_five_mem.B1" chart:class="chart:line">
            <chart:data-point chart:repeated="70"/>
          </chart:series>
          <chart:series chart:style-name="ch8" chart:values-cell-range-address="top_five_mem.C2:top_five_mem.C71" chart:label-cell-address="top_five_mem.C1:top_five_mem.C1" chart:class="chart:line">
            <chart:data-point chart:repeated="70"/>
          </chart:series>
          <chart:series chart:style-name="ch9" chart:values-cell-range-address="top_five_mem.D2:top_five_mem.D71" chart:label-cell-address="top_five_mem.D1:top_five_mem.D1" chart:class="chart:line">
            <chart:data-point chart:repeated="70"/>
          </chart:series>
          <chart:series chart:style-name="ch10" chart:values-cell-range-address="top_five_mem.E2:top_five_mem.E71" chart:label-cell-address="top_five_mem.E1:top_five_mem.E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top_five_mem.A1:top_five_mem.A1</svg:desc>
                </draw:g>
              </table:table-cell>
              <table:table-cell office:value-type="string">
                <text:p>top2</text:p>
                <draw:g>
                  <svg:desc>top_five_mem.B1:top_five_mem.B1</svg:desc>
                </draw:g>
              </table:table-cell>
              <table:table-cell office:value-type="string">
                <text:p>top3</text:p>
                <draw:g>
                  <svg:desc>top_five_mem.C1:top_five_mem.C1</svg:desc>
                </draw:g>
              </table:table-cell>
              <table:table-cell office:value-type="string">
                <text:p>top4</text:p>
                <draw:g>
                  <svg:desc>top_five_mem.D1:top_five_mem.D1</svg:desc>
                </draw:g>
              </table:table-cell>
              <table:table-cell office:value-type="string">
                <text:p>top5</text:p>
                <draw:g>
                  <svg:desc>top_five_mem.E1:top_five_me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2">
                <text:p>2852</text:p>
                <draw:g>
                  <svg:desc>top_five_mem.A2:top_five_mem.A71</svg:desc>
                </draw:g>
              </table:table-cell>
              <table:table-cell office:value-type="float" office:value="1">
                <text:p>1</text:p>
                <draw:g>
                  <svg:desc>top_five_mem.B2:top_five_mem.B71</svg:desc>
                </draw:g>
              </table:table-cell>
              <table:table-cell office:value-type="float" office:value="2">
                <text:p>2</text:p>
                <draw:g>
                  <svg:desc>top_five_mem.C2:top_five_mem.C71</svg:desc>
                </draw:g>
              </table:table-cell>
              <table:table-cell office:value-type="float" office:value="3">
                <text:p>3</text:p>
                <draw:g>
                  <svg:desc>top_five_mem.D2:top_five_mem.D71</svg:desc>
                </draw:g>
              </table:table-cell>
              <table:table-cell office:value-type="float" office:value="4">
                <text:p>4</text:p>
                <draw:g>
                  <svg:desc>top_five_mem.E2:top_five_mem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2">
                <text:p>2852</text:p>
              </table:table-cell>
              <table:table-cell office:value-type="float" office:value="3019">
                <text:p>30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6">
                <text:p>3046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2">
                <text:p>2852</text:p>
              </table:table-cell>
              <table:table-cell office:value-type="float" office:value="3073">
                <text:p>307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2">
                <text:p>2852</text:p>
              </table:table-cell>
              <table:table-cell office:value-type="float" office:value="2968">
                <text:p>2968</text:p>
              </table:table-cell>
              <table:table-cell office:value-type="float" office:value="2983">
                <text:p>2983</text:p>
              </table:table-cell>
              <table:table-cell office:value-type="float" office:value="3091">
                <text:p>3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3111">
                <text:p>31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2">
                <text:p>2852</text:p>
              </table:table-cell>
              <table:table-cell office:value-type="float" office:value="3121">
                <text:p>31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3">
                <text:p>1433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2">
                <text:p>2852</text:p>
              </table:table-cell>
              <table:table-cell office:value-type="float" office:value="3159">
                <text:p>31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2">
                <text:p>2852</text:p>
              </table:table-cell>
              <table:table-cell office:value-type="float" office:value="3168">
                <text:p>316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2">
                <text:p>2852</text:p>
              </table:table-cell>
              <table:table-cell office:value-type="float" office:value="1261">
                <text:p>1261</text:p>
              </table:table-cell>
              <table:table-cell office:value-type="float" office:value="1433">
                <text:p>14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2">
                <text:p>2852</text:p>
              </table:table-cell>
              <table:table-cell office:value-type="float" office:value="1261">
                <text:p>1261</text:p>
              </table:table-cell>
              <table:table-cell office:value-type="float" office:value="1433">
                <text:p>1433</text:p>
              </table:table-cell>
              <table:table-cell office:value-type="float" office:value="2916">
                <text:p>2916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52">
                <text:p>2852</text:p>
              </table:table-cell>
              <table:table-cell office:value-type="float" office:value="3204">
                <text:p>32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2">
                <text:p>2852</text:p>
              </table:table-cell>
              <table:table-cell office:value-type="float" office:value="3213">
                <text:p>32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2">
                <text:p>2852</text:p>
              </table:table-cell>
              <table:table-cell office:value-type="float" office:value="1261">
                <text:p>1261</text:p>
              </table:table-cell>
              <table:table-cell office:value-type="float" office:value="3222">
                <text:p>32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2">
                <text:p>2852</text:p>
              </table:table-cell>
              <table:table-cell office:value-type="float" office:value="3231">
                <text:p>32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3276">
                <text:p>32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2">
                <text:p>2852</text:p>
              </table:table-cell>
              <table:table-cell office:value-type="float" office:value="3285">
                <text:p>32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2">
                <text:p>2852</text:p>
              </table:table-cell>
              <table:table-cell office:value-type="float" office:value="3294">
                <text:p>32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2">
                <text:p>2852</text:p>
              </table:table-cell>
              <table:table-cell office:value-type="float" office:value="1638">
                <text:p>16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52">
                <text:p>2852</text:p>
              </table:table-cell>
              <table:table-cell office:value-type="float" office:value="11">
                <text:p>11</text:p>
              </table:table-cell>
              <table:table-cell office:value-type="float" office:value="1433">
                <text:p>14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2">
                <text:p>2852</text:p>
              </table:table-cell>
              <table:table-cell office:value-type="float" office:value="3367">
                <text:p>33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3376">
                <text:p>33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52">
                <text:p>2852</text:p>
              </table:table-cell>
              <table:table-cell office:value-type="float" office:value="1261">
                <text:p>1261</text:p>
              </table:table-cell>
              <table:table-cell office:value-type="float" office:value="3385">
                <text:p>33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3">
                <text:p>1433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2">
                <text:p>2852</text:p>
              </table:table-cell>
              <table:table-cell office:value-type="float" office:value="3403">
                <text:p>34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2">
                <text:p>2852</text:p>
              </table:table-cell>
              <table:table-cell office:value-type="float" office:value="3412">
                <text:p>34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52">
                <text:p>2852</text:p>
              </table:table-cell>
              <table:table-cell office:value-type="float" office:value="3421">
                <text:p>34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52">
                <text:p>2852</text:p>
              </table:table-cell>
              <table:table-cell office:value-type="float" office:value="3439">
                <text:p>34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">
                <text:p>81</text:p>
              </table:table-cell>
              <table:table-cell office:value-type="float" office:value="1700">
                <text:p>1700</text:p>
              </table:table-cell>
              <table:table-cell office:value-type="float" office:value="1433">
                <text:p>1433</text:p>
              </table:table-cell>
              <table:table-cell office:value-type="float" office:value="2852">
                <text:p>2852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71cm" svg:height="14.716cm" xlink:href=".." xlink:type="simple" chart:class="chart:line" chart:style-name="ch1">
        <chart:legend chart:legend-position="end" svg:x="19.707cm" svg:y="6.312cm" style:legend-expansion="high" chart:style-name="ch2"/>
        <chart:plot-area chart:style-name="ch3" table:cell-range-address="'first_memory_line_mem1&amp;2'.A1:'first_memory_line_mem1&amp;2'.D77" chart:data-source-has-labels="row" svg:x="0.455cm" svg:y="0.294cm" svg:width="18.797cm" svg:height="14.128cm">
          <chartooo:coordinate-region svg:x="1.447cm" svg:y="0.493cm" svg:width="17.665cm" svg:height="13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rst_memory_line_mem1&amp;2'.A2:'first_memory_line_mem1&amp;2'.A77" chart:label-cell-address="'first_memory_line_mem1&amp;2'.A1:'first_memory_line_mem1&amp;2'.A1" chart:class="chart:line">
            <chart:data-point chart:repeated="76"/>
          </chart:series>
          <chart:series chart:style-name="ch7" chart:values-cell-range-address="'first_memory_line_mem1&amp;2'.B2:'first_memory_line_mem1&amp;2'.B77" chart:label-cell-address="'first_memory_line_mem1&amp;2'.B1:'first_memory_line_mem1&amp;2'.B1" chart:class="chart:line">
            <chart:data-point chart:repeated="76"/>
          </chart:series>
          <chart:series chart:style-name="ch8" chart:values-cell-range-address="'first_memory_line_mem1&amp;2'.C2:'first_memory_line_mem1&amp;2'.C77" chart:label-cell-address="'first_memory_line_mem1&amp;2'.C1:'first_memory_line_mem1&amp;2'.C1" chart:class="chart:line">
            <chart:data-point chart:repeated="76"/>
          </chart:series>
          <chart:series chart:style-name="ch9" chart:values-cell-range-address="'first_memory_line_mem1&amp;2'.D2:'first_memory_line_mem1&amp;2'.D77" chart:label-cell-address="'first_memory_line_mem1&amp;2'.D1:'first_memory_line_mem1&amp;2'.D1" chart:class="chart:line"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irst_memory_line_mem1&amp;2'.A1:'first_memory_line_mem1&amp;2'.A1</svg:desc>
                </draw:g>
              </table:table-cell>
              <table:table-cell office:value-type="string">
                <text:p>free</text:p>
                <draw:g>
                  <svg:desc>'first_memory_line_mem1&amp;2'.B1:'first_memory_line_mem1&amp;2'.B1</svg:desc>
                </draw:g>
              </table:table-cell>
              <table:table-cell office:value-type="string">
                <text:p>used</text:p>
                <draw:g>
                  <svg:desc>'first_memory_line_mem1&amp;2'.C1:'first_memory_line_mem1&amp;2'.C1</svg:desc>
                </draw:g>
              </table:table-cell>
              <table:table-cell office:value-type="string">
                <text:p>-buff/cashe</text:p>
                <draw:g>
                  <svg:desc>'first_memory_line_mem1&amp;2'.D1:'first_memory_line_mem1&amp;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6.4">
                <text:p>3936.4</text:p>
                <draw:g>
                  <svg:desc>'first_memory_line_mem1&amp;2'.A2:'first_memory_line_mem1&amp;2'.A77</svg:desc>
                </draw:g>
              </table:table-cell>
              <table:table-cell office:value-type="float" office:value="2657.5">
                <text:p>2657.5</text:p>
                <draw:g>
                  <svg:desc>'first_memory_line_mem1&amp;2'.B2:'first_memory_line_mem1&amp;2'.B77</svg:desc>
                </draw:g>
              </table:table-cell>
              <table:table-cell office:value-type="float" office:value="976.9">
                <text:p>976.9</text:p>
                <draw:g>
                  <svg:desc>'first_memory_line_mem1&amp;2'.C2:'first_memory_line_mem1&amp;2'.C77</svg:desc>
                </draw:g>
              </table:table-cell>
              <table:table-cell office:value-type="float" office:value="302.1">
                <text:p>302.1</text:p>
                <draw:g>
                  <svg:desc>'first_memory_line_mem1&amp;2'.D2:'first_memory_line_mem1&amp;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36.4">
                <text:p>3936.4</text:p>
              </table:table-cell>
              <table:table-cell office:value-type="float" office:value="2478.1">
                <text:p>2478.1</text:p>
              </table:table-cell>
              <table:table-cell office:value-type="float" office:value="1156.3">
                <text:p>1156.3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6.4">
                <text:p>3936.4</text:p>
              </table:table-cell>
              <table:table-cell office:value-type="float" office:value="2295.7">
                <text:p>2295.7</text:p>
              </table:table-cell>
              <table:table-cell office:value-type="float" office:value="1338.6">
                <text:p>1338.6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6.4">
                <text:p>3936.4</text:p>
              </table:table-cell>
              <table:table-cell office:value-type="float" office:value="2114.6">
                <text:p>2114.6</text:p>
              </table:table-cell>
              <table:table-cell office:value-type="float" office:value="1519.7">
                <text:p>1519.7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6.4">
                <text:p>3936.4</text:p>
              </table:table-cell>
              <table:table-cell office:value-type="float" office:value="1932.5">
                <text:p>1932.5</text:p>
              </table:table-cell>
              <table:table-cell office:value-type="float" office:value="1701.8">
                <text:p>1701.8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36.4">
                <text:p>3936.4</text:p>
              </table:table-cell>
              <table:table-cell office:value-type="float" office:value="1749.4">
                <text:p>1749.4</text:p>
              </table:table-cell>
              <table:table-cell office:value-type="float" office:value="1884.9">
                <text:p>1884.9</text:p>
              </table:table-cell>
              <table:table-cell office:value-type="float" office:value="302.1">
                <text:p>30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36.4">
                <text:p>3936.4</text:p>
              </table:table-cell>
              <table:table-cell office:value-type="float" office:value="1567.1">
                <text:p>1567.1</text:p>
              </table:table-cell>
              <table:table-cell office:value-type="float" office:value="2067.2">
                <text:p>2067.2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6.4">
                <text:p>3936.4</text:p>
              </table:table-cell>
              <table:table-cell office:value-type="float" office:value="1384.2">
                <text:p>1384.2</text:p>
              </table:table-cell>
              <table:table-cell office:value-type="float" office:value="2250">
                <text:p>2250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4">
                <text:p>3936.4</text:p>
              </table:table-cell>
              <table:table-cell office:value-type="float" office:value="1199.6">
                <text:p>1199.6</text:p>
              </table:table-cell>
              <table:table-cell office:value-type="float" office:value="2434.6">
                <text:p>2434.6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36.4">
                <text:p>3936.4</text:p>
              </table:table-cell>
              <table:table-cell office:value-type="float" office:value="1015.3">
                <text:p>1015.3</text:p>
              </table:table-cell>
              <table:table-cell office:value-type="float" office:value="2618.9">
                <text:p>2618.9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6.4">
                <text:p>3936.4</text:p>
              </table:table-cell>
              <table:table-cell office:value-type="float" office:value="830">
                <text:p>830</text:p>
              </table:table-cell>
              <table:table-cell office:value-type="float" office:value="2804.2">
                <text:p>2804.2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6.4">
                <text:p>3936.4</text:p>
              </table:table-cell>
              <table:table-cell office:value-type="float" office:value="645.4">
                <text:p>645.4</text:p>
              </table:table-cell>
              <table:table-cell office:value-type="float" office:value="2988.8">
                <text:p>2988.8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.4">
                <text:p>3936.4</text:p>
              </table:table-cell>
              <table:table-cell office:value-type="float" office:value="460.9">
                <text:p>460.9</text:p>
              </table:table-cell>
              <table:table-cell office:value-type="float" office:value="3173.3">
                <text:p>3173.3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36.4">
                <text:p>3936.4</text:p>
              </table:table-cell>
              <table:table-cell office:value-type="float" office:value="277.5">
                <text:p>277.5</text:p>
              </table:table-cell>
              <table:table-cell office:value-type="float" office:value="3356.7">
                <text:p>3356.7</text:p>
              </table:table-cell>
              <table:table-cell office:value-type="float" office:value="302.2">
                <text:p>30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6.4">
                <text:p>3936.4</text:p>
              </table:table-cell>
              <table:table-cell office:value-type="float" office:value="102.9">
                <text:p>102.9</text:p>
              </table:table-cell>
              <table:table-cell office:value-type="float" office:value="3540.5">
                <text:p>3540.5</text:p>
              </table:table-cell>
              <table:table-cell office:value-type="float" office:value="293.1">
                <text:p>29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36.4">
                <text:p>3936.4</text:p>
              </table:table-cell>
              <table:table-cell office:value-type="float" office:value="109.4">
                <text:p>109.4</text:p>
              </table:table-cell>
              <table:table-cell office:value-type="float" office:value="3761.9">
                <text:p>3761.9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36.4">
                <text:p>3936.4</text:p>
              </table:table-cell>
              <table:table-cell office:value-type="float" office:value="1795.6">
                <text:p>1795.6</text:p>
              </table:table-cell>
              <table:table-cell office:value-type="float" office:value="2036.9">
                <text:p>2036.9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6.4">
                <text:p>3936.4</text:p>
              </table:table-cell>
              <table:table-cell office:value-type="float" office:value="1718.5">
                <text:p>1718.5</text:p>
              </table:table-cell>
              <table:table-cell office:value-type="float" office:value="2113.6">
                <text:p>2113.6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6.4">
                <text:p>3936.4</text:p>
              </table:table-cell>
              <table:table-cell office:value-type="float" office:value="1641.6">
                <text:p>1641.6</text:p>
              </table:table-cell>
              <table:table-cell office:value-type="float" office:value="2190.1">
                <text:p>2190.1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36.4">
                <text:p>3936.4</text:p>
              </table:table-cell>
              <table:table-cell office:value-type="float" office:value="1565">
                <text:p>1565</text:p>
              </table:table-cell>
              <table:table-cell office:value-type="float" office:value="2266.8">
                <text:p>2266.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6.4">
                <text:p>3936.4</text:p>
              </table:table-cell>
              <table:table-cell office:value-type="float" office:value="1480.4">
                <text:p>1480.4</text:p>
              </table:table-cell>
              <table:table-cell office:value-type="float" office:value="2343.6">
                <text:p>2343.6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36.4">
                <text:p>3936.4</text:p>
              </table:table-cell>
              <table:table-cell office:value-type="float" office:value="1403.6">
                <text:p>1403.6</text:p>
              </table:table-cell>
              <table:table-cell office:value-type="float" office:value="2420.2">
                <text:p>2420.2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36.4">
                <text:p>3936.4</text:p>
              </table:table-cell>
              <table:table-cell office:value-type="float" office:value="1327.4">
                <text:p>1327.4</text:p>
              </table:table-cell>
              <table:table-cell office:value-type="float" office:value="2496.5">
                <text:p>2496.5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36.4">
                <text:p>3936.4</text:p>
              </table:table-cell>
              <table:table-cell office:value-type="float" office:value="1250.6">
                <text:p>1250.6</text:p>
              </table:table-cell>
              <table:table-cell office:value-type="float" office:value="2573">
                <text:p>2573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36.4">
                <text:p>3936.4</text:p>
              </table:table-cell>
              <table:table-cell office:value-type="float" office:value="1174">
                <text:p>1174</text:p>
              </table:table-cell>
              <table:table-cell office:value-type="float" office:value="2649.5">
                <text:p>2649.5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6.4">
                <text:p>3936.4</text:p>
              </table:table-cell>
              <table:table-cell office:value-type="float" office:value="1097.5">
                <text:p>1097.5</text:p>
              </table:table-cell>
              <table:table-cell office:value-type="float" office:value="2726">
                <text:p>2726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6.4">
                <text:p>3936.4</text:p>
              </table:table-cell>
              <table:table-cell office:value-type="float" office:value="1020.5">
                <text:p>1020.5</text:p>
              </table:table-cell>
              <table:table-cell office:value-type="float" office:value="2802.5">
                <text:p>2802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36.4">
                <text:p>3936.4</text:p>
              </table:table-cell>
              <table:table-cell office:value-type="float" office:value="943.9">
                <text:p>943.9</text:p>
              </table:table-cell>
              <table:table-cell office:value-type="float" office:value="2879">
                <text:p>2879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6.4">
                <text:p>3936.4</text:p>
              </table:table-cell>
              <table:table-cell office:value-type="float" office:value="867.4">
                <text:p>867.4</text:p>
              </table:table-cell>
              <table:table-cell office:value-type="float" office:value="2955.5">
                <text:p>2955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36.4">
                <text:p>3936.4</text:p>
              </table:table-cell>
              <table:table-cell office:value-type="float" office:value="788.9">
                <text:p>788.9</text:p>
              </table:table-cell>
              <table:table-cell office:value-type="float" office:value="3032.1">
                <text:p>3032.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36.4">
                <text:p>3936.4</text:p>
              </table:table-cell>
              <table:table-cell office:value-type="float" office:value="712.1">
                <text:p>712.1</text:p>
              </table:table-cell>
              <table:table-cell office:value-type="float" office:value="3108.6">
                <text:p>3108.6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6.4">
                <text:p>3936.4</text:p>
              </table:table-cell>
              <table:table-cell office:value-type="float" office:value="635.3">
                <text:p>635.3</text:p>
              </table:table-cell>
              <table:table-cell office:value-type="float" office:value="3185.2">
                <text:p>3185.2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36.4">
                <text:p>3936.4</text:p>
              </table:table-cell>
              <table:table-cell office:value-type="float" office:value="556.3">
                <text:p>556.3</text:p>
              </table:table-cell>
              <table:table-cell office:value-type="float" office:value="3261.6">
                <text:p>3261.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36.4">
                <text:p>3936.4</text:p>
              </table:table-cell>
              <table:table-cell office:value-type="float" office:value="479.8">
                <text:p>479.8</text:p>
              </table:table-cell>
              <table:table-cell office:value-type="float" office:value="3338.1">
                <text:p>3338.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36.4">
                <text:p>3936.4</text:p>
              </table:table-cell>
              <table:table-cell office:value-type="float" office:value="403.3">
                <text:p>403.3</text:p>
              </table:table-cell>
              <table:table-cell office:value-type="float" office:value="3414.6">
                <text:p>3414.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6.4">
                <text:p>3936.4</text:p>
              </table:table-cell>
              <table:table-cell office:value-type="float" office:value="327">
                <text:p>327</text:p>
              </table:table-cell>
              <table:table-cell office:value-type="float" office:value="3490.9">
                <text:p>3490.9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6.4">
                <text:p>3936.4</text:p>
              </table:table-cell>
              <table:table-cell office:value-type="float" office:value="250.5">
                <text:p>250.5</text:p>
              </table:table-cell>
              <table:table-cell office:value-type="float" office:value="3567.4">
                <text:p>3567.4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6.4">
                <text:p>3936.4</text:p>
              </table:table-cell>
              <table:table-cell office:value-type="float" office:value="173.9">
                <text:p>173.9</text:p>
              </table:table-cell>
              <table:table-cell office:value-type="float" office:value="3644">
                <text:p>3644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36.4">
                <text:p>3936.4</text:p>
              </table:table-cell>
              <table:table-cell office:value-type="float" office:value="101.7">
                <text:p>101.7</text:p>
              </table:table-cell>
              <table:table-cell office:value-type="float" office:value="3720.1">
                <text:p>3720.1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36.4">
                <text:p>3936.4</text:p>
              </table:table-cell>
              <table:table-cell office:value-type="float" office:value="86.1">
                <text:p>86.1</text:p>
              </table:table-cell>
              <table:table-cell office:value-type="float" office:value="3795.2">
                <text:p>3795.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17cm" svg:height="14.158cm" xlink:href=".." xlink:type="simple" chart:class="chart:line" chart:style-name="ch1">
        <chart:legend chart:legend-position="end" svg:x="20.753cm" svg:y="6.033cm" style:legend-expansion="high" chart:style-name="ch2"/>
        <chart:plot-area chart:style-name="ch3" table:cell-range-address="'second_memory_line_mem1&amp;2'.A1:'second_memory_line_mem1&amp;2'.D77" chart:data-source-has-labels="row" svg:x="0.476cm" svg:y="0.283cm" svg:width="19.801cm" svg:height="13.592cm">
          <chartooo:coordinate-region svg:x="1.468cm" svg:y="0.482cm" svg:width="18.669cm" svg:height="12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cond_memory_line_mem1&amp;2'.A2:'second_memory_line_mem1&amp;2'.A77" chart:label-cell-address="'second_memory_line_mem1&amp;2'.A1:'second_memory_line_mem1&amp;2'.A1" chart:class="chart:line">
            <chart:data-point chart:repeated="76"/>
          </chart:series>
          <chart:series chart:style-name="ch7" chart:values-cell-range-address="'second_memory_line_mem1&amp;2'.B2:'second_memory_line_mem1&amp;2'.B77" chart:label-cell-address="'second_memory_line_mem1&amp;2'.B1:'second_memory_line_mem1&amp;2'.B1" chart:class="chart:line">
            <chart:data-point chart:repeated="76"/>
          </chart:series>
          <chart:series chart:style-name="ch8" chart:values-cell-range-address="'second_memory_line_mem1&amp;2'.C2:'second_memory_line_mem1&amp;2'.C77" chart:label-cell-address="'second_memory_line_mem1&amp;2'.C1:'second_memory_line_mem1&amp;2'.C1" chart:class="chart:line">
            <chart:data-point chart:repeated="76"/>
          </chart:series>
          <chart:series chart:style-name="ch9" chart:values-cell-range-address="'second_memory_line_mem1&amp;2'.D2:'second_memory_line_mem1&amp;2'.D77" chart:label-cell-address="'second_memory_line_mem1&amp;2'.D1:'second_memory_line_mem1&amp;2'.D1" chart:class="chart:line"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second_memory_line_mem1&amp;2'.A1:'second_memory_line_mem1&amp;2'.A1</svg:desc>
                </draw:g>
              </table:table-cell>
              <table:table-cell office:value-type="string">
                <text:p>free</text:p>
                <draw:g>
                  <svg:desc>'second_memory_line_mem1&amp;2'.B1:'second_memory_line_mem1&amp;2'.B1</svg:desc>
                </draw:g>
              </table:table-cell>
              <table:table-cell office:value-type="string">
                <text:p>used</text:p>
                <draw:g>
                  <svg:desc>'second_memory_line_mem1&amp;2'.C1:'second_memory_line_mem1&amp;2'.C1</svg:desc>
                </draw:g>
              </table:table-cell>
              <table:table-cell office:value-type="string">
                <text:p>-buff/cashe</text:p>
                <draw:g>
                  <svg:desc>'second_memory_line_mem1&amp;2'.D1:'second_memory_line_mem1&amp;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.5">
                <text:p>448.5</text:p>
                <draw:g>
                  <svg:desc>'second_memory_line_mem1&amp;2'.A2:'second_memory_line_mem1&amp;2'.A77</svg:desc>
                </draw:g>
              </table:table-cell>
              <table:table-cell office:value-type="float" office:value="101.7">
                <text:p>101.7</text:p>
                <draw:g>
                  <svg:desc>'second_memory_line_mem1&amp;2'.B2:'second_memory_line_mem1&amp;2'.B77</svg:desc>
                </draw:g>
              </table:table-cell>
              <table:table-cell office:value-type="float" office:value="346.8">
                <text:p>346.8</text:p>
                <draw:g>
                  <svg:desc>'second_memory_line_mem1&amp;2'.C2:'second_memory_line_mem1&amp;2'.C77</svg:desc>
                </draw:g>
              </table:table-cell>
              <table:table-cell office:value-type="float" office:value="2731.9">
                <text:p>2731.9</text:p>
                <draw:g>
                  <svg:desc>'second_memory_line_mem1&amp;2'.D2:'second_memory_line_mem1&amp;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2552.5">
                <text:p>255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2370.6">
                <text:p>237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2188.5">
                <text:p>2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2006.4">
                <text:p>200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1823.1">
                <text:p>182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1641.5">
                <text:p>164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1458.2">
                <text:p>145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1089.3">
                <text:p>108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719.7">
                <text:p>71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534.9">
                <text:p>53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.5">
                <text:p>448.5</text:p>
              </table:table-cell>
              <table:table-cell office:value-type="float" office:value="101.7">
                <text:p>101.7</text:p>
              </table:table-cell>
              <table:table-cell office:value-type="float" office:value="346.8">
                <text:p>346.8</text:p>
              </table:table-cell>
              <table:table-cell office:value-type="float" office:value="351.3">
                <text:p>35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5">
                <text:p>448.5</text:p>
              </table:table-cell>
              <table:table-cell office:value-type="float" office:value="99.2">
                <text:p>99.2</text:p>
              </table:table-cell>
              <table:table-cell office:value-type="float" office:value="349.3">
                <text:p>349.3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.5">
                <text:p>448.5</text:p>
              </table:table-cell>
              <table:table-cell office:value-type="float" office:value="0.1">
                <text:p>0.1</text:p>
              </table:table-cell>
              <table:table-cell office:value-type="float" office:value="448.4">
                <text:p>448.4</text:p>
              </table:table-cell>
              <table:table-cell office:value-type="float" office:value="1817.5">
                <text:p>181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727.7">
                <text:p>172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650.7">
                <text:p>165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497.6">
                <text:p>149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417.1">
                <text:p>141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340.5">
                <text:p>134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263.9">
                <text:p>126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187.3">
                <text:p>118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110.8">
                <text:p>111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034.5">
                <text:p>103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804.4">
                <text:p>80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727.1">
                <text:p>72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650.5">
                <text:p>6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572.4">
                <text:p>572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496.1">
                <text:p>49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419.6">
                <text:p>419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.5">
                <text:p>448.5</text:p>
              </table:table-cell>
              <table:table-cell office:value-type="float" office:value="0.5">
                <text:p>0.5</text:p>
              </table:table-cell>
              <table:table-cell office:value-type="float" office:value="448">
                <text:p>448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448.5">
                <text:p>448.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.5">
                <text:p>448.5</text:p>
              </table:table-cell>
              <table:table-cell office:value-type="float" office:value="0">
                <text:p>0</text:p>
              </table:table-cell>
              <table:table-cell office:value-type="float" office:value="448.5">
                <text:p>448.5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7.271cm" svg:height="15.778cm" xlink:href=".." xlink:type="simple" chart:class="chart:line" chart:style-name="ch1">
        <chart:legend chart:legend-position="end" svg:x="55.266cm" svg:y="6.594cm" style:legend-expansion="high" chart:style-name="ch2"/>
        <chart:plot-area chart:style-name="ch3" table:cell-range-address="'top_five_mem1&amp;2'.A1:'top_five_mem1&amp;2'.E77" chart:data-source-has-labels="row" svg:x="1.145cm" svg:y="0.315cm" svg:width="52.976cm" svg:height="15.148cm">
          <chartooo:coordinate-region svg:x="2.137cm" svg:y="0.515cm" svg:width="51.797cm" svg:height="14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p_five_mem1&amp;2'.A2:'top_five_mem1&amp;2'.A77" chart:label-cell-address="'top_five_mem1&amp;2'.A1:'top_five_mem1&amp;2'.A1" chart:class="chart:line">
            <chart:data-point chart:repeated="76"/>
          </chart:series>
          <chart:series chart:style-name="ch7" chart:values-cell-range-address="'top_five_mem1&amp;2'.B2:'top_five_mem1&amp;2'.B77" chart:label-cell-address="'top_five_mem1&amp;2'.B1:'top_five_mem1&amp;2'.B1" chart:class="chart:line">
            <chart:data-point chart:repeated="76"/>
          </chart:series>
          <chart:series chart:style-name="ch8" chart:values-cell-range-address="'top_five_mem1&amp;2'.C2:'top_five_mem1&amp;2'.C77" chart:label-cell-address="'top_five_mem1&amp;2'.C1:'top_five_mem1&amp;2'.C1" chart:class="chart:line">
            <chart:data-point chart:repeated="76"/>
          </chart:series>
          <chart:series chart:style-name="ch9" chart:values-cell-range-address="'top_five_mem1&amp;2'.D2:'top_five_mem1&amp;2'.D77" chart:label-cell-address="'top_five_mem1&amp;2'.D1:'top_five_mem1&amp;2'.D1" chart:class="chart:line">
            <chart:data-point chart:repeated="76"/>
          </chart:series>
          <chart:series chart:style-name="ch10" chart:values-cell-range-address="'top_five_mem1&amp;2'.E2:'top_five_mem1&amp;2'.E77" chart:label-cell-address="'top_five_mem1&amp;2'.E1:'top_five_mem1&amp;2'.E1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'top_five_mem1&amp;2'.A1:'top_five_mem1&amp;2'.A1</svg:desc>
                </draw:g>
              </table:table-cell>
              <table:table-cell office:value-type="string">
                <text:p>top2</text:p>
                <draw:g>
                  <svg:desc>'top_five_mem1&amp;2'.B1:'top_five_mem1&amp;2'.B1</svg:desc>
                </draw:g>
              </table:table-cell>
              <table:table-cell office:value-type="string">
                <text:p>top3</text:p>
                <draw:g>
                  <svg:desc>'top_five_mem1&amp;2'.C1:'top_five_mem1&amp;2'.C1</svg:desc>
                </draw:g>
              </table:table-cell>
              <table:table-cell office:value-type="string">
                <text:p>top4</text:p>
                <draw:g>
                  <svg:desc>'top_five_mem1&amp;2'.D1:'top_five_mem1&amp;2'.D1</svg:desc>
                </draw:g>
              </table:table-cell>
              <table:table-cell office:value-type="string">
                <text:p>top5</text:p>
                <draw:g>
                  <svg:desc>'top_five_mem1&amp;2'.E1:'top_five_mem1&amp;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80">
                <text:p>5780</text:p>
                <draw:g>
                  <svg:desc>'top_five_mem1&amp;2'.A2:'top_five_mem1&amp;2'.A77</svg:desc>
                </draw:g>
              </table:table-cell>
              <table:table-cell office:value-type="float" office:value="2852">
                <text:p>2852</text:p>
                <draw:g>
                  <svg:desc>'top_five_mem1&amp;2'.B2:'top_five_mem1&amp;2'.B77</svg:desc>
                </draw:g>
              </table:table-cell>
              <table:table-cell office:value-type="float" office:value="1261">
                <text:p>1261</text:p>
                <draw:g>
                  <svg:desc>'top_five_mem1&amp;2'.C2:'top_five_mem1&amp;2'.C77</svg:desc>
                </draw:g>
              </table:table-cell>
              <table:table-cell office:value-type="float" office:value="1433">
                <text:p>1433</text:p>
                <draw:g>
                  <svg:desc>'top_five_mem1&amp;2'.D2:'top_five_mem1&amp;2'.D77</svg:desc>
                </draw:g>
              </table:table-cell>
              <table:table-cell office:value-type="float" office:value="1">
                <text:p>1</text:p>
                <draw:g>
                  <svg:desc>'top_five_mem1&amp;2'.E2:'top_five_mem1&amp;2'.E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0">
                <text:p>5780</text:p>
              </table:table-cell>
              <table:table-cell office:value-type="float" office:value="1261">
                <text:p>1261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433">
                <text:p>14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0">
                <text:p>5780</text:p>
              </table:table-cell>
              <table:table-cell office:value-type="float" office:value="1433">
                <text:p>1433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0">
                <text:p>5780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0">
                <text:p>5780</text:p>
              </table:table-cell>
              <table:table-cell office:value-type="float" office:value="81">
                <text:p>81</text:p>
              </table:table-cell>
              <table:table-cell office:value-type="float" office:value="2852">
                <text:p>28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2">
                <text:p>2852</text:p>
              </table:table-cell>
              <table:table-cell office:value-type="float" office:value="2983">
                <text:p>2983</text:p>
              </table:table-cell>
              <table:table-cell office:value-type="float" office:value="5961">
                <text:p>59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2">
                <text:p>2852</text:p>
              </table:table-cell>
              <table:table-cell office:value-type="float" office:value="5972">
                <text:p>59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83">
                <text:p>59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94">
                <text:p>59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5">
                <text:p>60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52">
                <text:p>2852</text:p>
              </table:table-cell>
              <table:table-cell office:value-type="float" office:value="6016">
                <text:p>6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27">
                <text:p>60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2">
                <text:p>2852</text:p>
              </table:table-cell>
              <table:table-cell office:value-type="float" office:value="6038">
                <text:p>60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49">
                <text:p>60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60">
                <text:p>60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2">
                <text:p>60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83">
                <text:p>60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05">
                <text:p>61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16">
                <text:p>61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27">
                <text:p>6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38">
                <text:p>61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60">
                <text:p>61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68">
                <text:p>2968</text:p>
              </table:table-cell>
              <table:table-cell office:value-type="float" office:value="2983">
                <text:p>2983</text:p>
              </table:table-cell>
              <table:table-cell office:value-type="float" office:value="6171">
                <text:p>6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82">
                <text:p>61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4">
                <text:p>62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15">
                <text:p>62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1700">
                <text:p>1700</text:p>
              </table:table-cell>
              <table:table-cell office:value-type="float" office:value="6226">
                <text:p>6226</text:p>
              </table:table-cell>
              <table:table-cell office:value-type="float" office:value="265">
                <text:p>26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